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2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20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新表七_2b_表九-公式990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新表七_2b_表九-公式9901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40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4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10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 office:value-type="string" calcext:value-type="string">
            <text:p><text:s/></text:p>
          </table:table-cell>
          <table:table-cell table:style-name="ce51" office:value-type="string" calcext:value-type="string">
            <text:p>折合年自</text:p>
          </table:table-cell>
          <table:table-cell table:style-name="ce27" office:value-type="string" calcext:value-type="string">
            <text:p><text:s/></text:p>
          </table:table-cell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53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54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7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7" office:value-type="float" office:value="5.64" calcext:value-type="float">
            <text:p>5.64</text:p>
          </table:table-cell>
          <table:table-cell table:style-name="ce44" office:value-type="float" office:value="148270" calcext:value-type="float">
            <text:p>148,270</text:p>
          </table:table-cell>
          <table:table-cell table:style-name="ce37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7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7" office:value-type="float" office:value="2" calcext:value-type="float">
            <text:p>2.00</text:p>
          </table:table-cell>
          <table:table-cell table:style-name="ce55" office:value-type="float" office:value="396094" calcext:value-type="float">
            <text:p>396,094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8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57548" calcext:value-type="float">
            <text:p>157,548</text:p>
          </table:table-cell>
          <table:table-cell table:style-name="ce38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8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8" office:value-type="float" office:value="2.23" calcext:value-type="float">
            <text:p>2.23</text:p>
          </table:table-cell>
          <table:table-cell table:style-name="ce56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8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8" office:value-type="float" office:value="5.68" calcext:value-type="float">
            <text:p>5.68</text:p>
          </table:table-cell>
          <table:table-cell table:style-name="ce45" office:value-type="float" office:value="179354" calcext:value-type="float">
            <text:p>179,354</text:p>
          </table:table-cell>
          <table:table-cell table:style-name="ce38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8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8" office:value-type="float" office:value="2.37" calcext:value-type="float">
            <text:p>2.37</text:p>
          </table:table-cell>
          <table:table-cell table:style-name="ce56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8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8" office:value-type="float" office:value="5.71" calcext:value-type="float">
            <text:p>5.71</text:p>
          </table:table-cell>
          <table:table-cell table:style-name="ce45" office:value-type="float" office:value="132707" calcext:value-type="float">
            <text:p>132,707</text:p>
          </table:table-cell>
          <table:table-cell table:style-name="ce38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8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8" office:value-type="float" office:value="2.53" calcext:value-type="float">
            <text:p>2.53</text:p>
          </table:table-cell>
          <table:table-cell table:style-name="ce56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8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18894" calcext:value-type="float">
            <text:p>118,894</text:p>
          </table:table-cell>
          <table:table-cell table:style-name="ce38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8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8" office:value-type="float" office:value="2.73" calcext:value-type="float">
            <text:p>2.73</text:p>
          </table:table-cell>
          <table:table-cell table:style-name="ce56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8" office:value-type="float" office:value="5.8" calcext:value-type="float">
            <text:p>5.80</text:p>
          </table:table-cell>
          <table:table-cell table:style-name="ce45" office:value-type="float" office:value="96269" calcext:value-type="float">
            <text:p>96,269</text:p>
          </table:table-cell>
          <table:table-cell table:style-name="ce38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8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8" office:value-type="float" office:value="2.87" calcext:value-type="float">
            <text:p>2.87</text:p>
          </table:table-cell>
          <table:table-cell table:style-name="ce56" office:value-type="float" office:value="444823" calcext:value-type="float">
            <text:p>444,823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8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8" office:value-type="float" office:value="5.97" calcext:value-type="float">
            <text:p>5.97</text:p>
          </table:table-cell>
          <table:table-cell table:style-name="ce45" office:value-type="float" office:value="81327" calcext:value-type="float">
            <text:p>81,327</text:p>
          </table:table-cell>
          <table:table-cell table:style-name="ce38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8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8" office:value-type="float" office:value="2.77" calcext:value-type="float">
            <text:p>2.77</text:p>
          </table:table-cell>
          <table:table-cell table:style-name="ce56" office:value-type="float" office:value="454951" calcext:value-type="float">
            <text:p>454,951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8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8" office:value-type="float" office:value="6.13" calcext:value-type="float">
            <text:p>6.13</text:p>
          </table:table-cell>
          <table:table-cell table:style-name="ce45" office:value-type="float" office:value="66456" calcext:value-type="float">
            <text:p>66,456</text:p>
          </table:table-cell>
          <table:table-cell table:style-name="ce38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8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8" office:value-type="float" office:value="2.75" calcext:value-type="float">
            <text:p>2.75</text:p>
          </table:table-cell>
          <table:table-cell table:style-name="ce56" office:value-type="float" office:value="464961" calcext:value-type="float">
            <text:p>464,961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8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8" office:value-type="float" office:value="5.95" calcext:value-type="float">
            <text:p>5.95</text:p>
          </table:table-cell>
          <table:table-cell table:style-name="ce45" office:value-type="float" office:value="68620" calcext:value-type="float">
            <text:p>68,620</text:p>
          </table:table-cell>
          <table:table-cell table:style-name="ce38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8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8" office:value-type="float" office:value="2.83" calcext:value-type="float">
            <text:p>2.83</text:p>
          </table:table-cell>
          <table:table-cell table:style-name="ce56" office:value-type="float" office:value="474919" calcext:value-type="float">
            <text:p>474,919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9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9" office:value-type="float" office:value="6.16" calcext:value-type="float">
            <text:p>6.16</text:p>
          </table:table-cell>
          <table:table-cell table:style-name="ce46" office:value-type="float" office:value="63303" calcext:value-type="float">
            <text:p>63,303</text:p>
          </table:table-cell>
          <table:table-cell table:style-name="ce39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9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9" office:value-type="float" office:value="2.56" calcext:value-type="float">
            <text:p>2.56</text:p>
          </table:table-cell>
          <table:table-cell table:style-name="ce57" office:value-type="float" office:value="484174" calcext:value-type="float">
            <text:p>484,174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9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9" office:value-type="float" office:value="6.25" calcext:value-type="float">
            <text:p>6.25</text:p>
          </table:table-cell>
          <table:table-cell table:style-name="ce46" office:value-type="float" office:value="55109" calcext:value-type="float">
            <text:p>55,109</text:p>
          </table:table-cell>
          <table:table-cell table:style-name="ce39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9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9" office:value-type="float" office:value="2.44" calcext:value-type="float">
            <text:p>2.44</text:p>
          </table:table-cell>
          <table:table-cell table:style-name="ce57" office:value-type="float" office:value="494107" calcext:value-type="float">
            <text:p>494,107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8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8" office:value-type="float" office:value="6.22" calcext:value-type="float">
            <text:p>6.22</text:p>
          </table:table-cell>
          <table:table-cell table:style-name="ce45" office:value-type="float" office:value="47728" calcext:value-type="float">
            <text:p>47,728</text:p>
          </table:table-cell>
          <table:table-cell table:style-name="ce38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8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4531" calcext:value-type="float">
            <text:p>504,531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40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40" office:value-type="float" office:value="4.95" calcext:value-type="float">
            <text:p>4.95</text:p>
          </table:table-cell>
          <table:table-cell table:style-name="ce47" office:value-type="float" office:value="3780" calcext:value-type="float">
            <text:p>3,780</text:p>
          </table:table-cell>
          <table:table-cell table:style-name="ce40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40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40" office:value-type="float" office:value="1.57" calcext:value-type="float">
            <text:p>1.57</text:p>
          </table:table-cell>
          <table:table-cell table:style-name="ce58" office:value-type="float" office:value="494785" calcext:value-type="float">
            <text:p>494,785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40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40" office:value-type="float" office:value="8.98" calcext:value-type="float">
            <text:p>8.98</text:p>
          </table:table-cell>
          <table:table-cell table:style-name="ce47" office:value-type="float" office:value="1282" calcext:value-type="float">
            <text:p>1,282</text:p>
          </table:table-cell>
          <table:table-cell table:style-name="ce40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40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40" office:value-type="float" office:value="2.81" calcext:value-type="float">
            <text:p>2.81</text:p>
          </table:table-cell>
          <table:table-cell table:style-name="ce58" office:value-type="float" office:value="496086" calcext:value-type="float">
            <text:p>496,086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40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40" office:value-type="float" office:value="6.45" calcext:value-type="float">
            <text:p>6.45</text:p>
          </table:table-cell>
          <table:table-cell table:style-name="ce47" office:value-type="float" office:value="8138" calcext:value-type="float">
            <text:p>8,138</text:p>
          </table:table-cell>
          <table:table-cell table:style-name="ce40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40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40" office:value-type="float" office:value="2.53" calcext:value-type="float">
            <text:p>2.53</text:p>
          </table:table-cell>
          <table:table-cell table:style-name="ce58" office:value-type="float" office:value="497181" calcext:value-type="float">
            <text:p>497,181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40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40" office:value-type="float" office:value="6.31" calcext:value-type="float">
            <text:p>6.31</text:p>
          </table:table-cell>
          <table:table-cell table:style-name="ce48" office:value-type="float" office:value="-1356" calcext:value-type="float">
            <text:p>－ <text:s/>1,356</text:p>
          </table:table-cell>
          <table:table-cell table:style-name="ce40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40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497915" calcext:value-type="float">
            <text:p>497,915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40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40" office:value-type="float" office:value="5.27" calcext:value-type="float">
            <text:p>5.27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0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40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40" office:value-type="float" office:value="2.16" calcext:value-type="float">
            <text:p>2.16</text:p>
          </table:table-cell>
          <table:table-cell table:style-name="ce58" office:value-type="float" office:value="498549" calcext:value-type="float">
            <text:p>498,54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40" office:value-type="float" office:value="6.55" calcext:value-type="float">
            <text:p>6.55</text:p>
          </table:table-cell>
          <table:table-cell table:style-name="ce47" office:value-type="float" office:value="3735" calcext:value-type="float">
            <text:p>3,735</text:p>
          </table:table-cell>
          <table:table-cell table:style-name="ce40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40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40" office:value-type="float" office:value="2.87" calcext:value-type="float">
            <text:p>2.87</text:p>
          </table:table-cell>
          <table:table-cell table:style-name="ce58" office:value-type="float" office:value="499502" calcext:value-type="float">
            <text:p>499,502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40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40" office:value-type="float" office:value="5.92" calcext:value-type="float">
            <text:p>5.92</text:p>
          </table:table-cell>
          <table:table-cell table:style-name="ce47" office:value-type="float" office:value="4688" calcext:value-type="float">
            <text:p>4,688</text:p>
          </table:table-cell>
          <table:table-cell table:style-name="ce40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40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40" office:value-type="float" office:value="2.72" calcext:value-type="float">
            <text:p>2.72</text:p>
          </table:table-cell>
          <table:table-cell table:style-name="ce58" office:value-type="float" office:value="500429" calcext:value-type="float">
            <text:p>500,42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40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2875" calcext:value-type="float">
            <text:p>2,875</text:p>
          </table:table-cell>
          <table:table-cell table:style-name="ce40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40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40" office:value-type="float" office:value="2.38" calcext:value-type="float">
            <text:p>2.38</text:p>
          </table:table-cell>
          <table:table-cell table:style-name="ce58" office:value-type="float" office:value="501502" calcext:value-type="float">
            <text:p>501,502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40" office:value-type="float" office:value="6.12" calcext:value-type="float">
            <text:p>6.12</text:p>
          </table:table-cell>
          <table:table-cell table:style-name="ce47" office:value-type="float" office:value="4560" calcext:value-type="float">
            <text:p>4,560</text:p>
          </table:table-cell>
          <table:table-cell table:style-name="ce40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40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40" office:value-type="float" office:value="2.77" calcext:value-type="float">
            <text:p>2.77</text:p>
          </table:table-cell>
          <table:table-cell table:style-name="ce58" office:value-type="float" office:value="502566" calcext:value-type="float">
            <text:p>502,566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40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40" office:value-type="float" office:value="5.85" calcext:value-type="float">
            <text:p>5.85</text:p>
          </table:table-cell>
          <table:table-cell table:style-name="ce47" office:value-type="float" office:value="6098" calcext:value-type="float">
            <text:p>6,098</text:p>
          </table:table-cell>
          <table:table-cell table:style-name="ce40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40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40" office:value-type="float" office:value="2.45" calcext:value-type="float">
            <text:p>2.45</text:p>
          </table:table-cell>
          <table:table-cell table:style-name="ce58" office:value-type="float" office:value="503259" calcext:value-type="float">
            <text:p>503,25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40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6106" calcext:value-type="float">
            <text:p>6,106</text:p>
          </table:table-cell>
          <table:table-cell table:style-name="ce40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40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40" office:value-type="float" office:value="2.48" calcext:value-type="float">
            <text:p>2.48</text:p>
          </table:table-cell>
          <table:table-cell table:style-name="ce58" office:value-type="float" office:value="503867" calcext:value-type="float">
            <text:p>503,867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40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40" office:value-type="float" office:value="6.47" calcext:value-type="float">
            <text:p>6.47</text:p>
          </table:table-cell>
          <table:table-cell table:style-name="ce47" office:value-type="float" office:value="5503" calcext:value-type="float">
            <text:p>5,503</text:p>
          </table:table-cell>
          <table:table-cell table:style-name="ce40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40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40" office:value-type="float" office:value="2.56" calcext:value-type="float">
            <text:p>2.56</text:p>
          </table:table-cell>
          <table:table-cell table:style-name="ce58" office:value-type="float" office:value="504531" calcext:value-type="float">
            <text:p>504,531</text:p>
          </table:table-cell>
          <table:table-cell table:style-name="ce64" table:number-columns-repeated="1008"/>
        </table:table-row>
        <table:table-row table:style-name="ro8">
          <table:table-cell table:style-name="ce10" office:value-type="string" calcext:value-type="string">
            <text:p>99年1~10月</text:p>
          </table:table-cell>
          <table:table-cell table:style-name="ce20" office:value-type="float" office:value="7923934" calcext:value-type="float">
            <text:p>7,923,934</text:p>
          </table:table-cell>
          <table:table-cell table:style-name="ce20" office:value-type="float" office:value="23150923" calcext:value-type="float">
            <text:p>23,150,923</text:p>
          </table:table-cell>
          <table:table-cell table:style-name="ce20" office:value-type="float" office:value="11633580" calcext:value-type="float">
            <text:p>11,633,580</text:p>
          </table:table-cell>
          <table:table-cell table:style-name="ce20" office:value-type="float" office:value="11517343" calcext:value-type="float">
            <text:p>11,517,343</text:p>
          </table:table-cell>
          <table:table-cell table:style-name="ce20" office:value-type="float" office:value="136265" calcext:value-type="float">
            <text:p>136,265</text:p>
          </table:table-cell>
          <table:table-cell table:style-name="ce38" office:value-type="float" office:value="7.07" calcext:value-type="float">
            <text:p>7.07</text:p>
          </table:table-cell>
          <table:table-cell table:style-name="ce20" office:value-type="float" office:value="120441" calcext:value-type="float">
            <text:p>120,441</text:p>
          </table:table-cell>
          <table:table-cell table:style-name="ce38" office:value-type="float" office:value="6.25" calcext:value-type="float">
            <text:p>6.25</text:p>
          </table:table-cell>
          <table:table-cell table:style-name="ce45" office:value-type="float" office:value="15824" calcext:value-type="float">
            <text:p>15,824</text:p>
          </table:table-cell>
          <table:table-cell table:style-name="ce38" office:value-type="float" office:value="0.82" calcext:value-type="float">
            <text:p>0.82</text:p>
          </table:table-cell>
          <table:table-cell table:style-name="ce20" office:value-type="float" office:value="112020" calcext:value-type="float">
            <text:p>112,020</text:p>
          </table:table-cell>
          <table:table-cell table:style-name="ce38" office:value-type="float" office:value="5.81" calcext:value-type="float">
            <text:p>5.81</text:p>
          </table:table-cell>
          <table:table-cell table:style-name="ce20" office:value-type="float" office:value="48432" calcext:value-type="float">
            <text:p>48,432</text:p>
          </table:table-cell>
          <table:table-cell table:style-name="ce38" office:value-type="float" office:value="2.51" calcext:value-type="float">
            <text:p>2.51</text:p>
          </table:table-cell>
          <table:table-cell table:style-name="ce56" office:value-type="float" office:value="511567" calcext:value-type="float">
            <text:p>511,567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40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40" office:value-type="float" office:value="6.36" calcext:value-type="float">
            <text:p>6.36</text:p>
          </table:table-cell>
          <table:table-cell table:style-name="ce47" office:value-type="float" office:value="3107" calcext:value-type="float">
            <text:p>3,107</text:p>
          </table:table-cell>
          <table:table-cell table:style-name="ce40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40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40" office:value-type="float" office:value="2.2" calcext:value-type="float">
            <text:p>2.20</text:p>
          </table:table-cell>
          <table:table-cell table:style-name="ce58" office:value-type="float" office:value="505159" calcext:value-type="float">
            <text:p>505,159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40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40" office:value-type="float" office:value="6.29" calcext:value-type="float">
            <text:p>6.29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0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40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40" office:value-type="float" office:value="1.98" calcext:value-type="float">
            <text:p>1.98</text:p>
          </table:table-cell>
          <table:table-cell table:style-name="ce58" office:value-type="float" office:value="505742" calcext:value-type="float">
            <text:p>505,742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40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40" office:value-type="float" office:value="7.1" calcext:value-type="float">
            <text:p>7.10</text:p>
          </table:table-cell>
          <table:table-cell table:style-name="ce47" office:value-type="float" office:value="1807" calcext:value-type="float">
            <text:p>1,807</text:p>
          </table:table-cell>
          <table:table-cell table:style-name="ce40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40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40" office:value-type="float" office:value="2.83" calcext:value-type="float">
            <text:p>2.83</text:p>
          </table:table-cell>
          <table:table-cell table:style-name="ce58" office:value-type="float" office:value="506494" calcext:value-type="float">
            <text:p>506,494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40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40" office:value-type="float" office:value="6.38" calcext:value-type="float">
            <text:p>6.38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0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40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7071" calcext:value-type="float">
            <text:p>507,071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40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40" office:value-type="float" office:value="5.79" calcext:value-type="float">
            <text:p>5.79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0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40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507690" calcext:value-type="float">
            <text:p>507,690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2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40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40" office:value-type="float" office:value="6.16" calcext:value-type="float">
            <text:p>6.16</text:p>
          </table:table-cell>
          <table:table-cell table:style-name="ce47" office:value-type="float" office:value="1008" calcext:value-type="float">
            <text:p>1,008</text:p>
          </table:table-cell>
          <table:table-cell table:style-name="ce40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40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8380" calcext:value-type="float">
            <text:p>508,380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886689" calcext:value-type="float">
            <text:p>7,886,689</text:p>
          </table:table-cell>
          <table:table-cell table:style-name="ce22" office:value-type="float" office:value="23142460" calcext:value-type="float">
            <text:p>23,142,460</text:p>
          </table:table-cell>
          <table:table-cell table:style-name="ce22" office:value-type="float" office:value="11634623" calcext:value-type="float">
            <text:p>11,634,623</text:p>
          </table:table-cell>
          <table:table-cell table:style-name="ce22" office:value-type="float" office:value="11507837" calcext:value-type="float">
            <text:p>11,507,837</text:p>
          </table:table-cell>
          <table:table-cell table:style-name="ce22" office:value-type="float" office:value="12668" calcext:value-type="float">
            <text:p>12,668</text:p>
          </table:table-cell>
          <table:table-cell table:style-name="ce40" office:value-type="float" office:value="6.45" calcext:value-type="float">
            <text:p>6.45</text:p>
          </table:table-cell>
          <table:table-cell table:style-name="ce22" office:value-type="float" office:value="12259" calcext:value-type="float">
            <text:p>12,259</text:p>
          </table:table-cell>
          <table:table-cell table:style-name="ce40" office:value-type="float" office:value="6.24" calcext:value-type="float">
            <text:p>6.24</text:p>
          </table:table-cell>
          <table:table-cell table:style-name="ce47" office:value-type="float" office:value="409" calcext:value-type="float">
            <text:p>409</text:p>
          </table:table-cell>
          <table:table-cell table:style-name="ce40" office:value-type="float" office:value="0.21" calcext:value-type="float">
            <text:p>0.21</text:p>
          </table:table-cell>
          <table:table-cell table:style-name="ce22" office:value-type="float" office:value="9177" calcext:value-type="float">
            <text:p>9,177</text:p>
          </table:table-cell>
          <table:table-cell table:style-name="ce40" office:value-type="float" office:value="4.67" calcext:value-type="float">
            <text:p>4.67</text:p>
          </table:table-cell>
          <table:table-cell table:style-name="ce22" office:value-type="float" office:value="5163" calcext:value-type="float">
            <text:p>5,163</text:p>
          </table:table-cell>
          <table:table-cell table:style-name="ce40" office:value-type="float" office:value="2.63" calcext:value-type="float">
            <text:p>2.63</text:p>
          </table:table-cell>
          <table:table-cell table:style-name="ce58" office:value-type="float" office:value="509148" calcext:value-type="float">
            <text:p>509,148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2" office:value-type="float" office:value="7900989" calcext:value-type="float">
            <text:p>7,900,989</text:p>
          </table:table-cell>
          <table:table-cell table:style-name="ce22" office:value-type="float" office:value="23145020" calcext:value-type="float">
            <text:p>23,145,020</text:p>
          </table:table-cell>
          <table:table-cell table:style-name="ce22" office:value-type="float" office:value="11634150" calcext:value-type="float">
            <text:p>11,634,150</text:p>
          </table:table-cell>
          <table:table-cell table:style-name="ce22" office:value-type="float" office:value="11510870" calcext:value-type="float">
            <text:p>11,510,870</text:p>
          </table:table-cell>
          <table:table-cell table:style-name="ce22" office:value-type="float" office:value="13761" calcext:value-type="float">
            <text:p>13,761</text:p>
          </table:table-cell>
          <table:table-cell table:style-name="ce40" office:value-type="float" office:value="7" calcext:value-type="float">
            <text:p>7.00</text:p>
          </table:table-cell>
          <table:table-cell table:style-name="ce22" office:value-type="float" office:value="12184" calcext:value-type="float">
            <text:p>12,184</text:p>
          </table:table-cell>
          <table:table-cell table:style-name="ce40" office:value-type="float" office:value="6.2" calcext:value-type="float">
            <text:p>6.20</text:p>
          </table:table-cell>
          <table:table-cell table:style-name="ce47" office:value-type="float" office:value="1577" calcext:value-type="float">
            <text:p>1,577</text:p>
          </table:table-cell>
          <table:table-cell table:style-name="ce40" office:value-type="float" office:value="0.8" calcext:value-type="float">
            <text:p>0.80</text:p>
          </table:table-cell>
          <table:table-cell table:style-name="ce22" office:value-type="float" office:value="5447" calcext:value-type="float">
            <text:p>5,447</text:p>
          </table:table-cell>
          <table:table-cell table:style-name="ce40" office:value-type="float" office:value="2.77" calcext:value-type="float">
            <text:p>2.77</text:p>
          </table:table-cell>
          <table:table-cell table:style-name="ce22" office:value-type="float" office:value="5339" calcext:value-type="float">
            <text:p>5,339</text:p>
          </table:table-cell>
          <table:table-cell table:style-name="ce40" office:value-type="float" office:value="2.72" calcext:value-type="float">
            <text:p>2.72</text:p>
          </table:table-cell>
          <table:table-cell table:style-name="ce58" office:value-type="float" office:value="510203" calcext:value-type="float">
            <text:p>510,203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2" office:value-type="float" office:value="7918304" calcext:value-type="float">
            <text:p>7,918,304</text:p>
          </table:table-cell>
          <table:table-cell table:style-name="ce22" office:value-type="float" office:value="23146090" calcext:value-type="float">
            <text:p>23,146,090</text:p>
          </table:table-cell>
          <table:table-cell table:style-name="ce22" office:value-type="float" office:value="11633260" calcext:value-type="float">
            <text:p>11,633,260</text:p>
          </table:table-cell>
          <table:table-cell table:style-name="ce22" office:value-type="float" office:value="11512830" calcext:value-type="float">
            <text:p>11,512,830</text:p>
          </table:table-cell>
          <table:table-cell table:style-name="ce22" office:value-type="float" office:value="13637" calcext:value-type="float">
            <text:p>13,637</text:p>
          </table:table-cell>
          <table:table-cell table:style-name="ce40" office:value-type="float" office:value="7.17" calcext:value-type="float">
            <text:p>7.17</text:p>
          </table:table-cell>
          <table:table-cell table:style-name="ce22" office:value-type="float" office:value="11722" calcext:value-type="float">
            <text:p>11,722</text:p>
          </table:table-cell>
          <table:table-cell table:style-name="ce40" office:value-type="float" office:value="6.16" calcext:value-type="float">
            <text:p>6.16</text:p>
          </table:table-cell>
          <table:table-cell table:style-name="ce47" office:value-type="float" office:value="1915" calcext:value-type="float">
            <text:p>1,915</text:p>
          </table:table-cell>
          <table:table-cell table:style-name="ce40" office:value-type="float" office:value="1.01" calcext:value-type="float">
            <text:p>1.01</text:p>
          </table:table-cell>
          <table:table-cell table:style-name="ce22" office:value-type="float" office:value="15843" calcext:value-type="float">
            <text:p>15,843</text:p>
          </table:table-cell>
          <table:table-cell table:style-name="ce40" office:value-type="float" office:value="8.33" calcext:value-type="float">
            <text:p>8.33</text:p>
          </table:table-cell>
          <table:table-cell table:style-name="ce22" office:value-type="float" office:value="4905" calcext:value-type="float">
            <text:p>4,905</text:p>
          </table:table-cell>
          <table:table-cell table:style-name="ce40" office:value-type="float" office:value="2.58" calcext:value-type="float">
            <text:p>2.58</text:p>
          </table:table-cell>
          <table:table-cell table:style-name="ce58" office:value-type="float" office:value="510997" calcext:value-type="float">
            <text:p>510,997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10 月</text:p>
          </table:table-cell>
          <table:table-cell table:style-name="ce22" office:value-type="float" office:value="7923934" calcext:value-type="float">
            <text:p>7,923,934</text:p>
          </table:table-cell>
          <table:table-cell table:style-name="ce22" office:value-type="float" office:value="23150923" calcext:value-type="float">
            <text:p>23,150,923</text:p>
          </table:table-cell>
          <table:table-cell table:style-name="ce22" office:value-type="float" office:value="11633580" calcext:value-type="float">
            <text:p>11,633,580</text:p>
          </table:table-cell>
          <table:table-cell table:style-name="ce22" office:value-type="float" office:value="11517343" calcext:value-type="float">
            <text:p>11,517,343</text:p>
          </table:table-cell>
          <table:table-cell table:style-name="ce22" office:value-type="float" office:value="13487" calcext:value-type="float">
            <text:p>13,487</text:p>
          </table:table-cell>
          <table:table-cell table:style-name="ce40" office:value-type="float" office:value="6.86" calcext:value-type="float">
            <text:p>6.86</text:p>
          </table:table-cell>
          <table:table-cell table:style-name="ce22" office:value-type="float" office:value="11469" calcext:value-type="float">
            <text:p>11,469</text:p>
          </table:table-cell>
          <table:table-cell table:style-name="ce40" office:value-type="float" office:value="5.83" calcext:value-type="float">
            <text:p>5.83</text:p>
          </table:table-cell>
          <table:table-cell table:style-name="ce47" office:value-type="float" office:value="2018" calcext:value-type="float">
            <text:p>2,018</text:p>
          </table:table-cell>
          <table:table-cell table:style-name="ce40" office:value-type="float" office:value="1.03" calcext:value-type="float">
            <text:p>1.03</text:p>
          </table:table-cell>
          <table:table-cell table:style-name="ce22" office:value-type="float" office:value="12807" calcext:value-type="float">
            <text:p>12,807</text:p>
          </table:table-cell>
          <table:table-cell table:style-name="ce40" office:value-type="float" office:value="6.51" calcext:value-type="float">
            <text:p>6.51</text:p>
          </table:table-cell>
          <table:table-cell table:style-name="ce22" office:value-type="float" office:value="4853" calcext:value-type="float">
            <text:p>4,853</text:p>
          </table:table-cell>
          <table:table-cell table:style-name="ce40" office:value-type="float" office:value="2.47" calcext:value-type="float">
            <text:p>2.47</text:p>
          </table:table-cell>
          <table:table-cell table:style-name="ce58" office:value-type="float" office:value="511567" calcext:value-type="float">
            <text:p>511,567</text:p>
          </table:table-cell>
          <table:table-cell table:style-name="ce64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3" office:value-type="float" office:value="1.78" calcext:value-type="float">
            <text:p>1.78</text:p>
          </table:table-cell>
          <table:table-cell table:style-name="ce23" office:value-type="float" office:value="0.23" calcext:value-type="float">
            <text:p>0.23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.45" calcext:value-type="float">
            <text:p>0.45</text:p>
          </table:table-cell>
          <table:table-cell table:style-name="ce32" office:value-type="float" office:value="-23.26" calcext:value-type="float">
            <text:p>－ <text:s/>23.26</text:p>
          </table:table-cell>
          <table:table-cell table:style-name="ce23" office:value-type="float" office:value="-2.1" calcext:value-type="float">
            <text:p>－ <text:s text:c="2"/>2.10</text:p>
          </table:table-cell>
          <table:table-cell table:style-name="ce23" office:value-type="float" office:value="-0.06" calcext:value-type="float">
            <text:p>－ <text:s text:c="2"/>0.06</text:p>
          </table:table-cell>
          <table:table-cell table:style-name="ce23" office:value-type="float" office:value="-0.0199999999999996" calcext:value-type="float">
            <text:p>－ <text:s text:c="2"/>0.02</text:p>
          </table:table-cell>
          <table:table-cell table:style-name="ce23" office:value-type="float" office:value="-66.91" calcext:value-type="float">
            <text:p>－ <text:s text:c="2"/>66.91</text:p>
          </table:table-cell>
          <table:table-cell table:style-name="ce23" office:value-type="float" office:value="-2.08" calcext:value-type="float">
            <text:p>－ <text:s text:c="2"/>2.08</text:p>
          </table:table-cell>
          <table:table-cell table:style-name="ce23" office:value-type="float" office:value="13.13" calcext:value-type="float">
            <text:p>13.13</text:p>
          </table:table-cell>
          <table:table-cell table:style-name="ce23" office:value-type="float" office:value="0.74" calcext:value-type="float">
            <text:p>0.74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0.02" calcext:value-type="float">
            <text:p>0.02</text:p>
          </table:table-cell>
          <table:table-cell table:style-name="ce59" office:value-type="float" office:value="1.65" calcext:value-type="float">
            <text:p>1.65</text:p>
          </table:table-cell>
          <table:table-cell table:style-name="ce63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02" calcext:value-type="float">
            <text:p>0.02</text:p>
          </table:table-cell>
          <table:table-cell table:style-name="ce30" office:value-type="string" calcext:value-type="string">
            <text:p>0.00</text:p>
          </table:table-cell>
          <table:table-cell table:style-name="ce24" office:value-type="float" office:value="0.04" calcext:value-type="float">
            <text:p>0.04</text:p>
          </table:table-cell>
          <table:table-cell table:style-name="ce33" office:value-type="float" office:value="-1.1" calcext:value-type="float">
            <text:p>－ <text:s text:c="3"/>1.10</text:p>
          </table:table-cell>
          <table:table-cell table:style-name="ce24" office:value-type="float" office:value="-0.31" calcext:value-type="float">
            <text:p>－ <text:s text:c="2"/>0.31</text:p>
          </table:table-cell>
          <table:table-cell table:style-name="ce24" office:value-type="float" office:value="-2.16" calcext:value-type="float">
            <text:p>－ <text:s text:c="2"/>2.16</text:p>
          </table:table-cell>
          <table:table-cell table:style-name="ce24" office:value-type="float" office:value="-0.33" calcext:value-type="float">
            <text:p>－ <text:s text:c="2"/>0.33</text:p>
          </table:table-cell>
          <table:table-cell table:style-name="ce24" office:value-type="float" office:value="5.38" calcext:value-type="float">
            <text:p>5.38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-19.16" calcext:value-type="float">
            <text:p>－ <text:s text:c="2"/>19.16</text:p>
          </table:table-cell>
          <table:table-cell table:style-name="ce24" office:value-type="float" office:value="-1.82" calcext:value-type="float">
            <text:p>－ <text:s text:c="2"/>1.82</text:p>
          </table:table-cell>
          <table:table-cell table:style-name="ce24" office:value-type="float" office:value="-1.06" calcext:value-type="float">
            <text:p>－ <text:s text:c="2"/>1.06</text:p>
          </table:table-cell>
          <table:table-cell table:style-name="ce24" office:value-type="float" office:value="-0.11" calcext:value-type="float">
            <text:p>－ <text:s text:c="2"/>0.11</text:p>
          </table:table-cell>
          <table:table-cell table:style-name="ce60" office:value-type="float" office:value="0.11" calcext:value-type="float">
            <text:p>0.11</text:p>
          </table:table-cell>
          <table:table-cell table:style-name="ce63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5" table:number-columns-repeated="6"/>
          <table:table-cell/>
          <table:table-cell table:style-name="ce42"/>
          <table:table-cell table:style-name="ce49"/>
          <table:table-cell table:number-columns-repeated="2"/>
          <table:table-cell table:style-name="ce42"/>
          <table:table-cell table:style-name="ce49"/>
          <table:table-cell/>
          <table:table-cell table:style-name="ce49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4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61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4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88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10 月 戶 口 統 計 速 報 表 (續)</text:p>
          </table:table-cell>
          <table:covered-table-cell table:number-columns-repeated="10" table:style-name="ce14"/>
          <table:covered-table-cell table:style-name="ce86"/>
          <table:covered-table-cell table:style-name="ce14"/>
          <table:covered-table-cell table:style-name="ce63"/>
          <table:covered-table-cell table:style-name="ce14"/>
          <table:covered-table-cell table:style-name="ce63"/>
          <table:table-cell table:number-columns-repeated="1008"/>
        </table:table-row>
        <table:table-row table:style-name="ro14">
          <table:table-cell table:style-name="ce65"/>
          <table:table-cell table:style-name="ce71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7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style-name="ce97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5" table:number-columns-repeated="4"/>
          <table:table-cell table:style-name="ce77" office:value-type="string" calcext:value-type="string">
            <text:p>折合年</text:p>
          </table:table-cell>
          <table:table-cell table:style-name="ce75"/>
          <table:table-cell table:style-name="ce77" office:value-type="string" calcext:value-type="string">
            <text:p>折合年</text:p>
          </table:table-cell>
          <table:table-cell table:style-name="ce80"/>
          <table:table-cell table:style-name="ce80" office:value-type="string" calcext:value-type="string">
            <text:p>折合年自</text:p>
          </table:table-cell>
          <table:table-cell table:style-name="ce80"/>
          <table:table-cell table:style-name="ce77" office:value-type="string" calcext:value-type="string">
            <text:p>折合年</text:p>
          </table:table-cell>
          <table:table-cell table:style-name="ce80"/>
          <table:table-cell table:style-name="ce77" office:value-type="string" calcext:value-type="string">
            <text:p>折合年</text:p>
          </table:table-cell>
          <table:covered-table-cell table:style-name="ce53"/>
          <table:table-cell table:style-name="ce97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4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style-name="ce98"/>
          <table:table-cell table:number-columns-repeated="1007"/>
        </table:table-row>
        <table:table-row table:style-name="ro8">
          <table:table-cell table:style-name="ce66"/>
          <table:table-cell table:style-name="ce72"/>
          <table:table-cell table:style-name="ce76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54"/>
          <table:table-cell table:style-name="ce99"/>
          <table:table-cell table:number-columns-repeated="1007"/>
        </table:table-row>
        <table:table-row table:style-name="ro15">
          <table:table-cell table:style-name="ce67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3" office:value-type="float" office:value="7923934" calcext:value-type="float">
            <text:p><text:s text:c="3"/>7,923,934</text:p>
          </table:table-cell>
          <table:table-cell table:style-name="ce73" office:value-type="float" office:value="23150923" calcext:value-type="float">
            <text:p><text:s text:c="3"/>23,150,923</text:p>
          </table:table-cell>
          <table:table-cell table:style-name="ce73" office:value-type="float" office:value="11633580" calcext:value-type="float">
            <text:p><text:s text:c="3"/>11,633,580</text:p>
          </table:table-cell>
          <table:table-cell table:style-name="ce73" office:value-type="float" office:value="11517343" calcext:value-type="float">
            <text:p><text:s text:c="3"/>11,517,343</text:p>
          </table:table-cell>
          <table:table-cell table:style-name="ce73" office:value-type="float" office:value="13487" calcext:value-type="float">
            <text:p><text:s text:c="3"/>13,487</text:p>
          </table:table-cell>
          <table:table-cell table:style-name="ce78" office:value-type="float" office:value="6.86" calcext:value-type="float">
            <text:p><text:s text:c="3"/>6.86</text:p>
          </table:table-cell>
          <table:table-cell table:style-name="ce73" office:value-type="float" office:value="11469" calcext:value-type="float">
            <text:p><text:s text:c="3"/>11,469</text:p>
          </table:table-cell>
          <table:table-cell table:style-name="ce78" office:value-type="float" office:value="5.83" calcext:value-type="float">
            <text:p><text:s text:c="3"/>5.83</text:p>
          </table:table-cell>
          <table:table-cell table:style-name="ce73" office:value-type="float" office:value="2018" calcext:value-type="float">
            <text:p><text:s text:c="3"/>2,018</text:p>
          </table:table-cell>
          <table:table-cell table:style-name="ce78" office:value-type="float" office:value="1.03" calcext:value-type="float">
            <text:p><text:s text:c="3"/>1.03</text:p>
          </table:table-cell>
          <table:table-cell table:style-name="ce73" office:value-type="float" office:value="12807" calcext:value-type="float">
            <text:p><text:s text:c="3"/>12,807</text:p>
          </table:table-cell>
          <table:table-cell table:style-name="ce78" office:value-type="float" office:value="6.51" calcext:value-type="float">
            <text:p><text:s text:c="3"/>6.51</text:p>
          </table:table-cell>
          <table:table-cell table:style-name="ce89" office:value-type="float" office:value="4853" calcext:value-type="float">
            <text:p><text:s text:c="3"/>4,853</text:p>
          </table:table-cell>
          <table:table-cell table:style-name="ce91" office:value-type="float" office:value="2.47" calcext:value-type="float">
            <text:p><text:s text:c="3"/>2.47</text:p>
          </table:table-cell>
          <table:table-cell table:style-name="ce94" office:value-type="float" office:value="511567" calcext:value-type="float">
            <text:p><text:s text:c="3"/>511,567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3" office:value-type="float" office:value="7889472" calcext:value-type="float">
            <text:p><text:s text:c="3"/>7,889,472</text:p>
          </table:table-cell>
          <table:table-cell table:style-name="ce73" office:value-type="float" office:value="23044370" calcext:value-type="float">
            <text:p><text:s text:c="3"/>23,044,370</text:p>
          </table:table-cell>
          <table:table-cell table:style-name="ce73" office:value-type="float" office:value="11578300" calcext:value-type="float">
            <text:p><text:s text:c="3"/>11,578,300</text:p>
          </table:table-cell>
          <table:table-cell table:style-name="ce73" office:value-type="float" office:value="11466070" calcext:value-type="float">
            <text:p><text:s text:c="3"/>11,466,070</text:p>
          </table:table-cell>
          <table:table-cell table:style-name="ce73" office:value-type="float" office:value="13388" calcext:value-type="float">
            <text:p><text:s text:c="3"/>13,388</text:p>
          </table:table-cell>
          <table:table-cell table:style-name="ce78" office:value-type="float" office:value="6.84" calcext:value-type="float">
            <text:p><text:s text:c="3"/>6.84</text:p>
          </table:table-cell>
          <table:table-cell table:style-name="ce73" office:value-type="float" office:value="11419" calcext:value-type="float">
            <text:p><text:s text:c="3"/>11,419</text:p>
          </table:table-cell>
          <table:table-cell table:style-name="ce78" office:value-type="float" office:value="5.83" calcext:value-type="float">
            <text:p><text:s text:c="3"/>5.83</text:p>
          </table:table-cell>
          <table:table-cell table:style-name="ce73" office:value-type="float" office:value="1969" calcext:value-type="float">
            <text:p><text:s text:c="3"/>1,969</text:p>
          </table:table-cell>
          <table:table-cell table:style-name="ce78" office:value-type="float" office:value="1.01" calcext:value-type="float">
            <text:p><text:s text:c="3"/>1.01</text:p>
          </table:table-cell>
          <table:table-cell table:style-name="ce73" office:value-type="float" office:value="12763" calcext:value-type="float">
            <text:p><text:s text:c="3"/>12,763</text:p>
          </table:table-cell>
          <table:table-cell table:style-name="ce78" office:value-type="float" office:value="6.52" calcext:value-type="float">
            <text:p><text:s text:c="3"/>6.52</text:p>
          </table:table-cell>
          <table:table-cell table:style-name="ce89" office:value-type="float" office:value="4844" calcext:value-type="float">
            <text:p><text:s text:c="3"/>4,844</text:p>
          </table:table-cell>
          <table:table-cell table:style-name="ce91" office:value-type="float" office:value="2.48" calcext:value-type="float">
            <text:p><text:s text:c="3"/>2.48</text:p>
          </table:table-cell>
          <table:table-cell table:style-name="ce94" office:value-type="float" office:value="510965" calcext:value-type="float">
            <text:p><text:s text:c="3"/>510,965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3" office:value-type="float" office:value="6319526" calcext:value-type="float">
            <text:p><text:s text:c="3"/>6,319,526</text:p>
          </table:table-cell>
          <table:table-cell table:style-name="ce73" office:value-type="float" office:value="18901580" calcext:value-type="float">
            <text:p><text:s text:c="3"/>18,901,580</text:p>
          </table:table-cell>
          <table:table-cell table:style-name="ce73" office:value-type="float" office:value="9563166" calcext:value-type="float">
            <text:p><text:s text:c="3"/>9,563,166</text:p>
          </table:table-cell>
          <table:table-cell table:style-name="ce73" office:value-type="float" office:value="9338414" calcext:value-type="float">
            <text:p><text:s text:c="3"/>9,338,414</text:p>
          </table:table-cell>
          <table:table-cell table:style-name="ce73" office:value-type="float" office:value="10889" calcext:value-type="float">
            <text:p><text:s text:c="3"/>10,889</text:p>
          </table:table-cell>
          <table:table-cell table:style-name="ce78" office:value-type="float" office:value="6.78" calcext:value-type="float">
            <text:p><text:s text:c="3"/>6.78</text:p>
          </table:table-cell>
          <table:table-cell table:style-name="ce73" office:value-type="float" office:value="9482" calcext:value-type="float">
            <text:p><text:s text:c="3"/>9,482</text:p>
          </table:table-cell>
          <table:table-cell table:style-name="ce78" office:value-type="float" office:value="5.91" calcext:value-type="float">
            <text:p><text:s text:c="3"/>5.91</text:p>
          </table:table-cell>
          <table:table-cell table:style-name="ce73" office:value-type="float" office:value="1407" calcext:value-type="float">
            <text:p><text:s text:c="3"/>1,407</text:p>
          </table:table-cell>
          <table:table-cell table:style-name="ce78" office:value-type="float" office:value="0.88" calcext:value-type="float">
            <text:p><text:s text:c="3"/>0.88</text:p>
          </table:table-cell>
          <table:table-cell table:style-name="ce73" office:value-type="float" office:value="10228" calcext:value-type="float">
            <text:p><text:s text:c="3"/>10,228</text:p>
          </table:table-cell>
          <table:table-cell table:style-name="ce78" office:value-type="float" office:value="6.37" calcext:value-type="float">
            <text:p><text:s text:c="3"/>6.37</text:p>
          </table:table-cell>
          <table:table-cell table:style-name="ce89" office:value-type="float" office:value="4051" calcext:value-type="float">
            <text:p><text:s text:c="3"/>4,051</text:p>
          </table:table-cell>
          <table:table-cell table:style-name="ce91" office:value-type="float" office:value="2.52" calcext:value-type="float">
            <text:p><text:s text:c="3"/>2.52</text:p>
          </table:table-cell>
          <table:table-cell table:style-name="ce94" office:value-type="float" office:value="485585" calcext:value-type="float">
            <text:p><text:s text:c="3"/>485,585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3" office:value-type="float" office:value="1402627" calcext:value-type="float">
            <text:p><text:s text:c="3"/>1,402,627</text:p>
          </table:table-cell>
          <table:table-cell table:style-name="ce73" office:value-type="float" office:value="3893740" calcext:value-type="float">
            <text:p><text:s text:c="3"/>3,893,740</text:p>
          </table:table-cell>
          <table:table-cell table:style-name="ce73" office:value-type="float" office:value="1934706" calcext:value-type="float">
            <text:p><text:s text:c="3"/>1,934,706</text:p>
          </table:table-cell>
          <table:table-cell table:style-name="ce73" office:value-type="float" office:value="1959034" calcext:value-type="float">
            <text:p><text:s text:c="3"/>1,959,034</text:p>
          </table:table-cell>
          <table:table-cell table:style-name="ce73" office:value-type="float" office:value="2134" calcext:value-type="float">
            <text:p><text:s text:c="3"/>2,134</text:p>
          </table:table-cell>
          <table:table-cell table:style-name="ce78" office:value-type="float" office:value="6.45" calcext:value-type="float">
            <text:p><text:s text:c="3"/>6.45</text:p>
          </table:table-cell>
          <table:table-cell table:style-name="ce73" office:value-type="float" office:value="1472" calcext:value-type="float">
            <text:p><text:s text:c="3"/>1,472</text:p>
          </table:table-cell>
          <table:table-cell table:style-name="ce78" office:value-type="float" office:value="4.45" calcext:value-type="float">
            <text:p><text:s text:c="3"/>4.45</text:p>
          </table:table-cell>
          <table:table-cell table:style-name="ce73" office:value-type="float" office:value="662" calcext:value-type="float">
            <text:p><text:s text:c="3"/>662</text:p>
          </table:table-cell>
          <table:table-cell table:style-name="ce78" office:value-type="float" office:value="2" calcext:value-type="float">
            <text:p><text:s text:c="3"/>2.00</text:p>
          </table:table-cell>
          <table:table-cell table:style-name="ce73" office:value-type="float" office:value="2530" calcext:value-type="float">
            <text:p><text:s text:c="3"/>2,530</text:p>
          </table:table-cell>
          <table:table-cell table:style-name="ce78" office:value-type="float" office:value="7.65" calcext:value-type="float">
            <text:p><text:s text:c="3"/>7.65</text:p>
          </table:table-cell>
          <table:table-cell table:style-name="ce89" office:value-type="float" office:value="909" calcext:value-type="float">
            <text:p><text:s text:c="3"/>909</text:p>
          </table:table-cell>
          <table:table-cell table:style-name="ce91" office:value-type="float" office:value="2.75" calcext:value-type="float">
            <text:p><text:s text:c="3"/>2.75</text:p>
          </table:table-cell>
          <table:table-cell table:style-name="ce94" office:value-type="float" office:value="48606" calcext:value-type="float">
            <text:p><text:s text:c="3"/>48,606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3" office:value-type="float" office:value="153778" calcext:value-type="float">
            <text:p><text:s text:c="3"/>153,778</text:p>
          </table:table-cell>
          <table:table-cell table:style-name="ce73" office:value-type="float" office:value="460570" calcext:value-type="float">
            <text:p><text:s text:c="3"/>460,570</text:p>
          </table:table-cell>
          <table:table-cell table:style-name="ce73" office:value-type="float" office:value="234812" calcext:value-type="float">
            <text:p><text:s text:c="3"/>234,812</text:p>
          </table:table-cell>
          <table:table-cell table:style-name="ce73" office:value-type="float" office:value="225758" calcext:value-type="float">
            <text:p><text:s text:c="3"/>225,758</text:p>
          </table:table-cell>
          <table:table-cell table:style-name="ce73" office:value-type="float" office:value="267" calcext:value-type="float">
            <text:p><text:s text:c="3"/>267</text:p>
          </table:table-cell>
          <table:table-cell table:style-name="ce78" office:value-type="float" office:value="6.82" calcext:value-type="float">
            <text:p><text:s text:c="3"/>6.82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78" office:value-type="float" office:value="6.7" calcext:value-type="float">
            <text:p><text:s text:c="3"/>6.70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85" office:value-type="float" office:value="0.13" calcext:value-type="float">
            <text:p><text:s text:c="4"/>0.13</text:p>
          </table:table-cell>
          <table:table-cell table:style-name="ce73" office:value-type="float" office:value="216" calcext:value-type="float">
            <text:p><text:s text:c="3"/>216</text:p>
          </table:table-cell>
          <table:table-cell table:style-name="ce78" office:value-type="float" office:value="5.52" calcext:value-type="float">
            <text:p><text:s text:c="3"/>5.52</text:p>
          </table:table-cell>
          <table:table-cell table:style-name="ce89" office:value-type="float" office:value="93" calcext:value-type="float">
            <text:p><text:s text:c="3"/>93</text:p>
          </table:table-cell>
          <table:table-cell table:style-name="ce91" office:value-type="float" office:value="2.38" calcext:value-type="float">
            <text:p><text:s text:c="3"/>2.38</text:p>
          </table:table-cell>
          <table:table-cell table:style-name="ce94" office:value-type="float" office:value="15387" calcext:value-type="float">
            <text:p><text:s text:c="3"/>15,387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3" office:value-type="float" office:value="672347" calcext:value-type="float">
            <text:p><text:s text:c="3"/>672,347</text:p>
          </table:table-cell>
          <table:table-cell table:style-name="ce73" office:value-type="float" office:value="2001537" calcext:value-type="float">
            <text:p><text:s text:c="3"/>2,001,537</text:p>
          </table:table-cell>
          <table:table-cell table:style-name="ce73" office:value-type="float" office:value="1009331" calcext:value-type="float">
            <text:p><text:s text:c="3"/>1,009,331</text:p>
          </table:table-cell>
          <table:table-cell table:style-name="ce73" office:value-type="float" office:value="992206" calcext:value-type="float">
            <text:p><text:s text:c="3"/>992,206</text:p>
          </table:table-cell>
          <table:table-cell table:style-name="ce73" office:value-type="float" office:value="1235" calcext:value-type="float">
            <text:p><text:s text:c="3"/>1,235</text:p>
          </table:table-cell>
          <table:table-cell table:style-name="ce78" office:value-type="float" office:value="7.26" calcext:value-type="float">
            <text:p><text:s text:c="3"/>7.26</text:p>
          </table:table-cell>
          <table:table-cell table:style-name="ce73" office:value-type="float" office:value="767" calcext:value-type="float">
            <text:p><text:s text:c="3"/>767</text:p>
          </table:table-cell>
          <table:table-cell table:style-name="ce78" office:value-type="float" office:value="4.51" calcext:value-type="float">
            <text:p><text:s text:c="3"/>4.51</text:p>
          </table:table-cell>
          <table:table-cell table:style-name="ce73" office:value-type="float" office:value="468" calcext:value-type="float">
            <text:p><text:s text:c="3"/>468</text:p>
          </table:table-cell>
          <table:table-cell table:style-name="ce78" office:value-type="float" office:value="2.75" calcext:value-type="float">
            <text:p><text:s text:c="3"/>2.75</text:p>
          </table:table-cell>
          <table:table-cell table:style-name="ce73" office:value-type="float" office:value="1160" calcext:value-type="float">
            <text:p><text:s text:c="3"/>1,160</text:p>
          </table:table-cell>
          <table:table-cell table:style-name="ce78" office:value-type="float" office:value="6.82" calcext:value-type="float">
            <text:p><text:s text:c="3"/>6.82</text:p>
          </table:table-cell>
          <table:table-cell table:style-name="ce89" office:value-type="float" office:value="475" calcext:value-type="float">
            <text:p><text:s text:c="3"/>475</text:p>
          </table:table-cell>
          <table:table-cell table:style-name="ce91" office:value-type="float" office:value="2.79" calcext:value-type="float">
            <text:p><text:s text:c="3"/>2.79</text:p>
          </table:table-cell>
          <table:table-cell table:style-name="ce94" office:value-type="float" office:value="59178" calcext:value-type="float">
            <text:p><text:s text:c="3"/>59,178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3" office:value-type="float" office:value="160805" calcext:value-type="float">
            <text:p><text:s text:c="3"/>160,805</text:p>
          </table:table-cell>
          <table:table-cell table:style-name="ce73" office:value-type="float" office:value="512353" calcext:value-type="float">
            <text:p><text:s text:c="3"/>512,353</text:p>
          </table:table-cell>
          <table:table-cell table:style-name="ce73" office:value-type="float" office:value="263751" calcext:value-type="float">
            <text:p><text:s text:c="3"/>263,751</text:p>
          </table:table-cell>
          <table:table-cell table:style-name="ce73" office:value-type="float" office:value="248602" calcext:value-type="float">
            <text:p><text:s text:c="3"/>248,602</text:p>
          </table:table-cell>
          <table:table-cell table:style-name="ce73" office:value-type="float" office:value="412" calcext:value-type="float">
            <text:p><text:s text:c="3"/>412</text:p>
          </table:table-cell>
          <table:table-cell table:style-name="ce78" office:value-type="float" office:value="9.47" calcext:value-type="float">
            <text:p><text:s text:c="3"/>9.4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78" office:value-type="float" office:value="5.72" calcext:value-type="float">
            <text:p><text:s text:c="3"/>5.72</text:p>
          </table:table-cell>
          <table:table-cell table:style-name="ce73" office:value-type="float" office:value="163" calcext:value-type="float">
            <text:p><text:s text:c="3"/>163</text:p>
          </table:table-cell>
          <table:table-cell table:style-name="ce78" office:value-type="float" office:value="3.75" calcext:value-type="float">
            <text:p><text:s text:c="3"/>3.75</text:p>
          </table:table-cell>
          <table:table-cell table:style-name="ce73" office:value-type="float" office:value="353" calcext:value-type="float">
            <text:p><text:s text:c="3"/>353</text:p>
          </table:table-cell>
          <table:table-cell table:style-name="ce78" office:value-type="float" office:value="8.11" calcext:value-type="float">
            <text:p><text:s text:c="3"/>8.11</text:p>
          </table:table-cell>
          <table:table-cell table:style-name="ce89" office:value-type="float" office:value="92" calcext:value-type="float">
            <text:p><text:s text:c="3"/>92</text:p>
          </table:table-cell>
          <table:table-cell table:style-name="ce91" office:value-type="float" office:value="2.11" calcext:value-type="float">
            <text:p><text:s text:c="3"/>2.11</text:p>
          </table:table-cell>
          <table:table-cell table:style-name="ce94" office:value-type="float" office:value="19467" calcext:value-type="float">
            <text:p><text:s text:c="3"/>19,467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3" office:value-type="float" office:value="172394" calcext:value-type="float">
            <text:p><text:s text:c="3"/>172,394</text:p>
          </table:table-cell>
          <table:table-cell table:style-name="ce73" office:value-type="float" office:value="560617" calcext:value-type="float">
            <text:p><text:s text:c="3"/>560,617</text:p>
          </table:table-cell>
          <table:table-cell table:style-name="ce73" office:value-type="float" office:value="291119" calcext:value-type="float">
            <text:p><text:s text:c="3"/>291,119</text:p>
          </table:table-cell>
          <table:table-cell table:style-name="ce73" office:value-type="float" office:value="269498" calcext:value-type="float">
            <text:p><text:s text:c="3"/>269,498</text:p>
          </table:table-cell>
          <table:table-cell table:style-name="ce73" office:value-type="float" office:value="353" calcext:value-type="float">
            <text:p><text:s text:c="3"/>353</text:p>
          </table:table-cell>
          <table:table-cell table:style-name="ce78" office:value-type="float" office:value="7.41" calcext:value-type="float">
            <text:p><text:s text:c="3"/>7.41</text:p>
          </table:table-cell>
          <table:table-cell table:style-name="ce73" office:value-type="float" office:value="335" calcext:value-type="float">
            <text:p><text:s text:c="3"/>335</text:p>
          </table:table-cell>
          <table:table-cell table:style-name="ce78" office:value-type="float" office:value="7.04" calcext:value-type="float">
            <text:p><text:s text:c="3"/>7.04</text:p>
          </table:table-cell>
          <table:table-cell table:style-name="ce82" office:value-type="float" office:value="18" calcext:value-type="float">
            <text:p><text:s text:c="3"/>18</text:p>
          </table:table-cell>
          <table:table-cell table:style-name="ce85" office:value-type="float" office:value="0.38" calcext:value-type="float">
            <text:p><text:s text:c="4"/>0.38</text:p>
          </table:table-cell>
          <table:table-cell table:style-name="ce73" office:value-type="float" office:value="313" calcext:value-type="float">
            <text:p><text:s text:c="3"/>313</text:p>
          </table:table-cell>
          <table:table-cell table:style-name="ce78" office:value-type="float" office:value="6.57" calcext:value-type="float">
            <text:p><text:s text:c="3"/>6.57</text:p>
          </table:table-cell>
          <table:table-cell table:style-name="ce89" office:value-type="float" office:value="109" calcext:value-type="float">
            <text:p><text:s text:c="3"/>109</text:p>
          </table:table-cell>
          <table:table-cell table:style-name="ce91" office:value-type="float" office:value="2.29" calcext:value-type="float">
            <text:p><text:s text:c="3"/>2.29</text:p>
          </table:table-cell>
          <table:table-cell table:style-name="ce94" office:value-type="float" office:value="10622" calcext:value-type="float">
            <text:p><text:s text:c="3"/>10,622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3" office:value-type="float" office:value="466395" calcext:value-type="float">
            <text:p><text:s text:c="3"/>466,395</text:p>
          </table:table-cell>
          <table:table-cell table:style-name="ce73" office:value-type="float" office:value="1564994" calcext:value-type="float">
            <text:p><text:s text:c="3"/>1,564,994</text:p>
          </table:table-cell>
          <table:table-cell table:style-name="ce73" office:value-type="float" office:value="793061" calcext:value-type="float">
            <text:p><text:s text:c="3"/>793,061</text:p>
          </table:table-cell>
          <table:table-cell table:style-name="ce73" office:value-type="float" office:value="771933" calcext:value-type="float">
            <text:p><text:s text:c="3"/>771,933</text:p>
          </table:table-cell>
          <table:table-cell table:style-name="ce73" office:value-type="float" office:value="989" calcext:value-type="float">
            <text:p><text:s text:c="3"/>989</text:p>
          </table:table-cell>
          <table:table-cell table:style-name="ce78" office:value-type="float" office:value="7.44" calcext:value-type="float">
            <text:p><text:s text:c="3"/>7.44</text:p>
          </table:table-cell>
          <table:table-cell table:style-name="ce73" office:value-type="float" office:value="698" calcext:value-type="float">
            <text:p><text:s text:c="3"/>698</text:p>
          </table:table-cell>
          <table:table-cell table:style-name="ce78" office:value-type="float" office:value="5.25" calcext:value-type="float">
            <text:p><text:s text:c="3"/>5.25</text:p>
          </table:table-cell>
          <table:table-cell table:style-name="ce73" office:value-type="float" office:value="291" calcext:value-type="float">
            <text:p><text:s text:c="3"/>291</text:p>
          </table:table-cell>
          <table:table-cell table:style-name="ce78" office:value-type="float" office:value="2.19" calcext:value-type="float">
            <text:p><text:s text:c="3"/>2.19</text:p>
          </table:table-cell>
          <table:table-cell table:style-name="ce73" office:value-type="float" office:value="868" calcext:value-type="float">
            <text:p><text:s text:c="3"/>868</text:p>
          </table:table-cell>
          <table:table-cell table:style-name="ce78" office:value-type="float" office:value="6.53" calcext:value-type="float">
            <text:p><text:s text:c="3"/>6.53</text:p>
          </table:table-cell>
          <table:table-cell table:style-name="ce89" office:value-type="float" office:value="334" calcext:value-type="float">
            <text:p><text:s text:c="3"/>334</text:p>
          </table:table-cell>
          <table:table-cell table:style-name="ce91" office:value-type="float" office:value="2.51" calcext:value-type="float">
            <text:p><text:s text:c="3"/>2.51</text:p>
          </table:table-cell>
          <table:table-cell table:style-name="ce94" office:value-type="float" office:value="20189" calcext:value-type="float">
            <text:p><text:s text:c="3"/>20,189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3" office:value-type="float" office:value="362989" calcext:value-type="float">
            <text:p><text:s text:c="3"/>362,989</text:p>
          </table:table-cell>
          <table:table-cell table:style-name="ce73" office:value-type="float" office:value="1307500" calcext:value-type="float">
            <text:p><text:s text:c="3"/>1,307,500</text:p>
          </table:table-cell>
          <table:table-cell table:style-name="ce73" office:value-type="float" office:value="671091" calcext:value-type="float">
            <text:p><text:s text:c="3"/>671,091</text:p>
          </table:table-cell>
          <table:table-cell table:style-name="ce73" office:value-type="float" office:value="636409" calcext:value-type="float">
            <text:p><text:s text:c="3"/>636,409</text:p>
          </table:table-cell>
          <table:table-cell table:style-name="ce73" office:value-type="float" office:value="795" calcext:value-type="float">
            <text:p><text:s text:c="3"/>795</text:p>
          </table:table-cell>
          <table:table-cell table:style-name="ce78" office:value-type="float" office:value="7.16" calcext:value-type="float">
            <text:p><text:s text:c="3"/>7.16</text:p>
          </table:table-cell>
          <table:table-cell table:style-name="ce73" office:value-type="float" office:value="691" calcext:value-type="float">
            <text:p><text:s text:c="3"/>691</text:p>
          </table:table-cell>
          <table:table-cell table:style-name="ce78" office:value-type="float" office:value="6.22" calcext:value-type="float">
            <text:p><text:s text:c="3"/>6.22</text:p>
          </table:table-cell>
          <table:table-cell table:style-name="ce73" office:value-type="float" office:value="104" calcext:value-type="float">
            <text:p><text:s text:c="3"/>104</text:p>
          </table:table-cell>
          <table:table-cell table:style-name="ce78" office:value-type="float" office:value="0.94" calcext:value-type="float">
            <text:p><text:s text:c="3"/>0.94</text:p>
          </table:table-cell>
          <table:table-cell table:style-name="ce73" office:value-type="float" office:value="656" calcext:value-type="float">
            <text:p><text:s text:c="3"/>656</text:p>
          </table:table-cell>
          <table:table-cell table:style-name="ce78" office:value-type="float" office:value="5.91" calcext:value-type="float">
            <text:p><text:s text:c="3"/>5.91</text:p>
          </table:table-cell>
          <table:table-cell table:style-name="ce89" office:value-type="float" office:value="217" calcext:value-type="float">
            <text:p><text:s text:c="3"/>217</text:p>
          </table:table-cell>
          <table:table-cell table:style-name="ce91" office:value-type="float" office:value="1.95" calcext:value-type="float">
            <text:p><text:s text:c="3"/>1.95</text:p>
          </table:table-cell>
          <table:table-cell table:style-name="ce94" office:value-type="float" office:value="4905" calcext:value-type="float">
            <text:p><text:s text:c="3"/>4,905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3" office:value-type="float" office:value="170476" calcext:value-type="float">
            <text:p><text:s text:c="3"/>170,476</text:p>
          </table:table-cell>
          <table:table-cell table:style-name="ce73" office:value-type="float" office:value="526911" calcext:value-type="float">
            <text:p><text:s text:c="3"/>526,911</text:p>
          </table:table-cell>
          <table:table-cell table:style-name="ce73" office:value-type="float" office:value="271250" calcext:value-type="float">
            <text:p><text:s text:c="3"/>271,250</text:p>
          </table:table-cell>
          <table:table-cell table:style-name="ce73" office:value-type="float" office:value="255661" calcext:value-type="float">
            <text:p><text:s text:c="3"/>255,66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78" office:value-type="float" office:value="5.85" calcext:value-type="float">
            <text:p><text:s text:c="3"/>5.85</text:p>
          </table:table-cell>
          <table:table-cell table:style-name="ce73" office:value-type="float" office:value="321" calcext:value-type="float">
            <text:p><text:s text:c="3"/>321</text:p>
          </table:table-cell>
          <table:table-cell table:style-name="ce78" office:value-type="float" office:value="7.17" calcext:value-type="float">
            <text:p><text:s text:c="3"/>7.17</text:p>
          </table:table-cell>
          <table:table-cell table:style-name="ce81" office:value-type="float" office:value="-59" calcext:value-type="float">
            <text:p>－ <text:s text:c="3"/>59</text:p>
          </table:table-cell>
          <table:table-cell table:style-name="ce85" office:value-type="float" office:value="-1.32" calcext:value-type="float">
            <text:p>－ <text:s text:c="2"/>1.32</text:p>
          </table:table-cell>
          <table:table-cell table:style-name="ce73" office:value-type="float" office:value="239" calcext:value-type="float">
            <text:p><text:s text:c="3"/>239</text:p>
          </table:table-cell>
          <table:table-cell table:style-name="ce78" office:value-type="float" office:value="5.34" calcext:value-type="float">
            <text:p><text:s text:c="3"/>5.34</text:p>
          </table:table-cell>
          <table:table-cell table:style-name="ce89" office:value-type="float" office:value="103" calcext:value-type="float">
            <text:p><text:s text:c="3"/>103</text:p>
          </table:table-cell>
          <table:table-cell table:style-name="ce91" office:value-type="float" office:value="2.3" calcext:value-type="float">
            <text:p><text:s text:c="3"/>2.30</text:p>
          </table:table-cell>
          <table:table-cell table:style-name="ce94" office:value-type="float" office:value="28214" calcext:value-type="float">
            <text:p><text:s text:c="3"/>28,214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3" office:value-type="float" office:value="229269" calcext:value-type="float">
            <text:p><text:s text:c="3"/>229,269</text:p>
          </table:table-cell>
          <table:table-cell table:style-name="ce73" office:value-type="float" office:value="717915" calcext:value-type="float">
            <text:p><text:s text:c="3"/>717,915</text:p>
          </table:table-cell>
          <table:table-cell table:style-name="ce73" office:value-type="float" office:value="374931" calcext:value-type="float">
            <text:p><text:s text:c="3"/>374,931</text:p>
          </table:table-cell>
          <table:table-cell table:style-name="ce73" office:value-type="float" office:value="342984" calcext:value-type="float">
            <text:p><text:s text:c="3"/>342,984</text:p>
          </table:table-cell>
          <table:table-cell table:style-name="ce73" office:value-type="float" office:value="413" calcext:value-type="float">
            <text:p><text:s text:c="3"/>413</text:p>
          </table:table-cell>
          <table:table-cell table:style-name="ce78" office:value-type="float" office:value="6.77" calcext:value-type="float">
            <text:p><text:s text:c="3"/>6.77</text:p>
          </table:table-cell>
          <table:table-cell table:style-name="ce73" office:value-type="float" office:value="500" calcext:value-type="float">
            <text:p><text:s text:c="3"/>500</text:p>
          </table:table-cell>
          <table:table-cell table:style-name="ce78" office:value-type="float" office:value="8.2" calcext:value-type="float">
            <text:p><text:s text:c="3"/>8.20</text:p>
          </table:table-cell>
          <table:table-cell table:style-name="ce81" office:value-type="float" office:value="-87" calcext:value-type="float">
            <text:p>－ <text:s text:c="3"/>87</text:p>
          </table:table-cell>
          <table:table-cell table:style-name="ce85" office:value-type="float" office:value="-1.43" calcext:value-type="float">
            <text:p>－ <text:s text:c="2"/>1.43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78" office:value-type="float" office:value="4.49" calcext:value-type="float">
            <text:p><text:s text:c="3"/>4.49</text:p>
          </table:table-cell>
          <table:table-cell table:style-name="ce89" office:value-type="float" office:value="130" calcext:value-type="float">
            <text:p><text:s text:c="3"/>130</text:p>
          </table:table-cell>
          <table:table-cell table:style-name="ce91" office:value-type="float" office:value="2.13" calcext:value-type="float">
            <text:p><text:s text:c="3"/>2.13</text:p>
          </table:table-cell>
          <table:table-cell table:style-name="ce94" office:value-type="float" office:value="1749" calcext:value-type="float">
            <text:p><text:s text:c="3"/>1,749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3" office:value-type="float" office:value="176145" calcext:value-type="float">
            <text:p><text:s text:c="3"/>176,145</text:p>
          </table:table-cell>
          <table:table-cell table:style-name="ce73" office:value-type="float" office:value="543738" calcext:value-type="float">
            <text:p><text:s text:c="3"/>543,738</text:p>
          </table:table-cell>
          <table:table-cell table:style-name="ce73" office:value-type="float" office:value="283618" calcext:value-type="float">
            <text:p><text:s text:c="3"/>283,618</text:p>
          </table:table-cell>
          <table:table-cell table:style-name="ce73" office:value-type="float" office:value="260120" calcext:value-type="float">
            <text:p><text:s text:c="3"/>260,120</text:p>
          </table:table-cell>
          <table:table-cell table:style-name="ce73" office:value-type="float" office:value="281" calcext:value-type="float">
            <text:p><text:s text:c="3"/>281</text:p>
          </table:table-cell>
          <table:table-cell table:style-name="ce78" office:value-type="float" office:value="6.08" calcext:value-type="float">
            <text:p><text:s text:c="3"/>6.08</text:p>
          </table:table-cell>
          <table:table-cell table:style-name="ce73" office:value-type="float" office:value="392" calcext:value-type="float">
            <text:p><text:s text:c="3"/>392</text:p>
          </table:table-cell>
          <table:table-cell table:style-name="ce78" office:value-type="float" office:value="8.49" calcext:value-type="float">
            <text:p><text:s text:c="3"/>8.49</text:p>
          </table:table-cell>
          <table:table-cell table:style-name="ce83" office:value-type="float" office:value="-111" calcext:value-type="float">
            <text:p>－ <text:s/>111</text:p>
          </table:table-cell>
          <table:table-cell table:style-name="ce85" office:value-type="float" office:value="-2.4" calcext:value-type="float">
            <text:p>－ <text:s text:c="2"/>2.40</text:p>
          </table:table-cell>
          <table:table-cell table:style-name="ce73" office:value-type="float" office:value="200" calcext:value-type="float">
            <text:p><text:s text:c="3"/>200</text:p>
          </table:table-cell>
          <table:table-cell table:style-name="ce78" office:value-type="float" office:value="4.33" calcext:value-type="float">
            <text:p><text:s text:c="3"/>4.33</text:p>
          </table:table-cell>
          <table:table-cell table:style-name="ce89" office:value-type="float" office:value="115" calcext:value-type="float">
            <text:p><text:s text:c="3"/>115</text:p>
          </table:table-cell>
          <table:table-cell table:style-name="ce91" office:value-type="float" office:value="2.49" calcext:value-type="float">
            <text:p><text:s text:c="3"/>2.49</text:p>
          </table:table-cell>
          <table:table-cell table:style-name="ce94" office:value-type="float" office:value="5479" calcext:value-type="float">
            <text:p><text:s text:c="3"/>5,479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3" office:value-type="float" office:value="369275" calcext:value-type="float">
            <text:p><text:s text:c="3"/>369,275</text:p>
          </table:table-cell>
          <table:table-cell table:style-name="ce73" office:value-type="float" office:value="1101877" calcext:value-type="float">
            <text:p><text:s text:c="3"/>1,101,877</text:p>
          </table:table-cell>
          <table:table-cell table:style-name="ce73" office:value-type="float" office:value="562481" calcext:value-type="float">
            <text:p><text:s text:c="3"/>562,481</text:p>
          </table:table-cell>
          <table:table-cell table:style-name="ce73" office:value-type="float" office:value="539396" calcext:value-type="float">
            <text:p><text:s text:c="3"/>539,396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78" office:value-type="float" office:value="5.87" calcext:value-type="float">
            <text:p><text:s text:c="3"/>5.87</text:p>
          </table:table-cell>
          <table:table-cell table:style-name="ce73" office:value-type="float" office:value="682" calcext:value-type="float">
            <text:p><text:s text:c="3"/>682</text:p>
          </table:table-cell>
          <table:table-cell table:style-name="ce78" office:value-type="float" office:value="7.29" calcext:value-type="float">
            <text:p><text:s text:c="3"/>7.29</text:p>
          </table:table-cell>
          <table:table-cell table:style-name="ce83" office:value-type="float" office:value="-133" calcext:value-type="float">
            <text:p>－ <text:s/>133</text:p>
          </table:table-cell>
          <table:table-cell table:style-name="ce85" office:value-type="float" office:value="-1.42" calcext:value-type="float">
            <text:p>－ <text:s text:c="2"/>1.42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style-name="ce78" office:value-type="float" office:value="4.96" calcext:value-type="float">
            <text:p><text:s text:c="3"/>4.96</text:p>
          </table:table-cell>
          <table:table-cell table:style-name="ce89" office:value-type="float" office:value="211" calcext:value-type="float">
            <text:p><text:s text:c="3"/>211</text:p>
          </table:table-cell>
          <table:table-cell table:style-name="ce91" office:value-type="float" office:value="2.25" calcext:value-type="float">
            <text:p><text:s text:c="3"/>2.25</text:p>
          </table:table-cell>
          <table:table-cell table:style-name="ce94" office:value-type="float" office:value="3691" calcext:value-type="float">
            <text:p><text:s text:c="3"/>3,69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3" office:value-type="float" office:value="432613" calcext:value-type="float">
            <text:p><text:s text:c="3"/>432,613</text:p>
          </table:table-cell>
          <table:table-cell table:style-name="ce73" office:value-type="float" office:value="1243273" calcext:value-type="float">
            <text:p><text:s text:c="3"/>1,243,273</text:p>
          </table:table-cell>
          <table:table-cell table:style-name="ce73" office:value-type="float" office:value="636393" calcext:value-type="float">
            <text:p><text:s text:c="3"/>636,393</text:p>
          </table:table-cell>
          <table:table-cell table:style-name="ce73" office:value-type="float" office:value="606880" calcext:value-type="float">
            <text:p><text:s text:c="3"/>606,880</text:p>
          </table:table-cell>
          <table:table-cell table:style-name="ce73" office:value-type="float" office:value="614" calcext:value-type="float">
            <text:p><text:s text:c="3"/>614</text:p>
          </table:table-cell>
          <table:table-cell table:style-name="ce78" office:value-type="float" office:value="5.81" calcext:value-type="float">
            <text:p><text:s text:c="3"/>5.81</text:p>
          </table:table-cell>
          <table:table-cell table:style-name="ce73" office:value-type="float" office:value="720" calcext:value-type="float">
            <text:p><text:s text:c="3"/>720</text:p>
          </table:table-cell>
          <table:table-cell table:style-name="ce78" office:value-type="float" office:value="6.82" calcext:value-type="float">
            <text:p><text:s text:c="3"/>6.82</text:p>
          </table:table-cell>
          <table:table-cell table:style-name="ce83" office:value-type="float" office:value="-106" calcext:value-type="float">
            <text:p>－ <text:s/>106</text:p>
          </table:table-cell>
          <table:table-cell table:style-name="ce85" office:value-type="float" office:value="-1" calcext:value-type="float">
            <text:p>－ <text:s text:c="2"/>1.00</text:p>
          </table:table-cell>
          <table:table-cell table:style-name="ce73" office:value-type="float" office:value="586" calcext:value-type="float">
            <text:p><text:s text:c="3"/>586</text:p>
          </table:table-cell>
          <table:table-cell table:style-name="ce78" office:value-type="float" office:value="5.55" calcext:value-type="float">
            <text:p><text:s text:c="3"/>5.55</text:p>
          </table:table-cell>
          <table:table-cell table:style-name="ce89" office:value-type="float" office:value="274" calcext:value-type="float">
            <text:p><text:s text:c="3"/>274</text:p>
          </table:table-cell>
          <table:table-cell table:style-name="ce91" office:value-type="float" office:value="2.59" calcext:value-type="float">
            <text:p><text:s text:c="3"/>2.59</text:p>
          </table:table-cell>
          <table:table-cell table:style-name="ce94" office:value-type="float" office:value="17673" calcext:value-type="float">
            <text:p><text:s text:c="3"/>17,67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3" office:value-type="float" office:value="276760" calcext:value-type="float">
            <text:p><text:s text:c="3"/>276,760</text:p>
          </table:table-cell>
          <table:table-cell table:style-name="ce73" office:value-type="float" office:value="874696" calcext:value-type="float">
            <text:p><text:s text:c="3"/>874,696</text:p>
          </table:table-cell>
          <table:table-cell table:style-name="ce73" office:value-type="float" office:value="449918" calcext:value-type="float">
            <text:p><text:s text:c="3"/>449,918</text:p>
          </table:table-cell>
          <table:table-cell table:style-name="ce73" office:value-type="float" office:value="424778" calcext:value-type="float">
            <text:p><text:s text:c="3"/>424,778</text:p>
          </table:table-cell>
          <table:table-cell table:style-name="ce73" office:value-type="float" office:value="448" calcext:value-type="float">
            <text:p><text:s text:c="3"/>448</text:p>
          </table:table-cell>
          <table:table-cell table:style-name="ce78" office:value-type="float" office:value="6.03" calcext:value-type="float">
            <text:p><text:s text:c="3"/>6.03</text:p>
          </table:table-cell>
          <table:table-cell table:style-name="ce73" office:value-type="float" office:value="578" calcext:value-type="float">
            <text:p><text:s text:c="3"/>578</text:p>
          </table:table-cell>
          <table:table-cell table:style-name="ce78" office:value-type="float" office:value="7.78" calcext:value-type="float">
            <text:p><text:s text:c="3"/>7.78</text:p>
          </table:table-cell>
          <table:table-cell table:style-name="ce83" office:value-type="float" office:value="-130" calcext:value-type="float">
            <text:p>－ <text:s/>130</text:p>
          </table:table-cell>
          <table:table-cell table:style-name="ce85" office:value-type="float" office:value="-1.75" calcext:value-type="float">
            <text:p>－ <text:s text:c="2"/>1.75</text:p>
          </table:table-cell>
          <table:table-cell table:style-name="ce73" office:value-type="float" office:value="354" calcext:value-type="float">
            <text:p><text:s text:c="3"/>354</text:p>
          </table:table-cell>
          <table:table-cell table:style-name="ce78" office:value-type="float" office:value="4.76" calcext:value-type="float">
            <text:p><text:s text:c="3"/>4.76</text:p>
          </table:table-cell>
          <table:table-cell table:style-name="ce89" office:value-type="float" office:value="178" calcext:value-type="float">
            <text:p><text:s text:c="3"/>178</text:p>
          </table:table-cell>
          <table:table-cell table:style-name="ce91" office:value-type="float" office:value="2.4" calcext:value-type="float">
            <text:p><text:s text:c="3"/>2.40</text:p>
          </table:table-cell>
          <table:table-cell table:style-name="ce94" office:value-type="float" office:value="56942" calcext:value-type="float">
            <text:p><text:s text:c="3"/>56,94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68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3" office:value-type="float" office:value="80273" calcext:value-type="float">
            <text:p><text:s text:c="3"/>80,273</text:p>
          </table:table-cell>
          <table:table-cell table:style-name="ce73" office:value-type="float" office:value="230832" calcext:value-type="float">
            <text:p><text:s text:c="3"/>230,832</text:p>
          </table:table-cell>
          <table:table-cell table:style-name="ce73" office:value-type="float" office:value="120854" calcext:value-type="float">
            <text:p><text:s text:c="3"/>120,854</text:p>
          </table:table-cell>
          <table:table-cell table:style-name="ce73" office:value-type="float" office:value="109978" calcext:value-type="float">
            <text:p><text:s text:c="3"/>109,978</text:p>
          </table:table-cell>
          <table:table-cell table:style-name="ce73" office:value-type="float" office:value="152" calcext:value-type="float">
            <text:p><text:s text:c="3"/>152</text:p>
          </table:table-cell>
          <table:table-cell table:style-name="ce78" office:value-type="float" office:value="7.75" calcext:value-type="float">
            <text:p><text:s text:c="3"/>7.75</text:p>
          </table:table-cell>
          <table:table-cell table:style-name="ce73" office:value-type="float" office:value="195" calcext:value-type="float">
            <text:p><text:s text:c="3"/>195</text:p>
          </table:table-cell>
          <table:table-cell table:style-name="ce78" office:value-type="float" office:value="9.94" calcext:value-type="float">
            <text:p><text:s text:c="3"/>9.94</text:p>
          </table:table-cell>
          <table:table-cell table:style-name="ce81" office:value-type="float" office:value="-43" calcext:value-type="float">
            <text:p>－ <text:s text:c="3"/>43</text:p>
          </table:table-cell>
          <table:table-cell table:style-name="ce85" office:value-type="float" office:value="-2.19" calcext:value-type="float">
            <text:p>－ <text:s text:c="2"/>2.19</text:p>
          </table:table-cell>
          <table:table-cell table:style-name="ce73" office:value-type="float" office:value="95" calcext:value-type="float">
            <text:p><text:s text:c="3"/>95</text:p>
          </table:table-cell>
          <table:table-cell table:style-name="ce78" office:value-type="float" office:value="4.84" calcext:value-type="float">
            <text:p><text:s text:c="3"/>4.84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1" office:value-type="float" office:value="1.99" calcext:value-type="float">
            <text:p><text:s text:c="3"/>1.99</text:p>
          </table:table-cell>
          <table:table-cell table:style-name="ce94" office:value-type="float" office:value="80141" calcext:value-type="float">
            <text:p><text:s text:c="3"/>80,14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3" office:value-type="float" office:value="120848" calcext:value-type="float">
            <text:p><text:s text:c="3"/>120,848</text:p>
          </table:table-cell>
          <table:table-cell table:style-name="ce73" office:value-type="float" office:value="339092" calcext:value-type="float">
            <text:p><text:s text:c="3"/>339,092</text:p>
          </table:table-cell>
          <table:table-cell table:style-name="ce73" office:value-type="float" office:value="174823" calcext:value-type="float">
            <text:p><text:s text:c="3"/>174,823</text:p>
          </table:table-cell>
          <table:table-cell table:style-name="ce73" office:value-type="float" office:value="164269" calcext:value-type="float">
            <text:p><text:s text:c="3"/>164,269</text:p>
          </table:table-cell>
          <table:table-cell table:style-name="ce73" office:value-type="float" office:value="204" calcext:value-type="float">
            <text:p><text:s text:c="3"/>204</text:p>
          </table:table-cell>
          <table:table-cell table:style-name="ce78" office:value-type="float" office:value="7.08" calcext:value-type="float">
            <text:p><text:s text:c="3"/>7.08</text:p>
          </table:table-cell>
          <table:table-cell table:style-name="ce73" office:value-type="float" office:value="255" calcext:value-type="float">
            <text:p><text:s text:c="3"/>255</text:p>
          </table:table-cell>
          <table:table-cell table:style-name="ce78" office:value-type="float" office:value="8.85" calcext:value-type="float">
            <text:p><text:s text:c="3"/>8.85</text:p>
          </table:table-cell>
          <table:table-cell table:style-name="ce81" office:value-type="float" office:value="-51" calcext:value-type="float">
            <text:p>－ <text:s text:c="3"/>51</text:p>
          </table:table-cell>
          <table:table-cell table:style-name="ce85" office:value-type="float" office:value="-1.77" calcext:value-type="float">
            <text:p>－ <text:s text:c="2"/>1.77</text:p>
          </table:table-cell>
          <table:table-cell table:style-name="ce73" office:value-type="float" office:value="171" calcext:value-type="float">
            <text:p><text:s text:c="3"/>171</text:p>
          </table:table-cell>
          <table:table-cell table:style-name="ce78" office:value-type="float" office:value="5.94" calcext:value-type="float">
            <text:p><text:s text:c="3"/>5.94</text:p>
          </table:table-cell>
          <table:table-cell table:style-name="ce89" office:value-type="float" office:value="111" calcext:value-type="float">
            <text:p><text:s text:c="3"/>111</text:p>
          </table:table-cell>
          <table:table-cell table:style-name="ce91" office:value-type="float" office:value="3.85" calcext:value-type="float">
            <text:p><text:s text:c="3"/>3.85</text:p>
          </table:table-cell>
          <table:table-cell table:style-name="ce94" office:value-type="float" office:value="90947" calcext:value-type="float">
            <text:p><text:s text:c="3"/>90,947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3" office:value-type="float" office:value="34014" calcext:value-type="float">
            <text:p><text:s text:c="3"/>34,014</text:p>
          </table:table-cell>
          <table:table-cell table:style-name="ce73" office:value-type="float" office:value="96711" calcext:value-type="float">
            <text:p><text:s text:c="3"/>96,711</text:p>
          </table:table-cell>
          <table:table-cell table:style-name="ce73" office:value-type="float" office:value="49681" calcext:value-type="float">
            <text:p><text:s text:c="3"/>49,681</text:p>
          </table:table-cell>
          <table:table-cell table:style-name="ce73" office:value-type="float" office:value="47030" calcext:value-type="float">
            <text:p><text:s text:c="3"/>47,030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78" office:value-type="float" office:value="5.48" calcext:value-type="float">
            <text:p><text:s text:c="3"/>5.48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8" office:value-type="float" office:value="9.14" calcext:value-type="float">
            <text:p><text:s text:c="3"/>9.14</text:p>
          </table:table-cell>
          <table:table-cell table:style-name="ce81" office:value-type="float" office:value="-30" calcext:value-type="float">
            <text:p>－ <text:s text:c="3"/>30</text:p>
          </table:table-cell>
          <table:table-cell table:style-name="ce85" office:value-type="float" office:value="-3.66" calcext:value-type="float">
            <text:p>－ <text:s text:c="2"/>3.66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style-name="ce78" office:value-type="float" office:value="4.02" calcext:value-type="float">
            <text:p><text:s text:c="3"/>4.02</text:p>
          </table:table-cell>
          <table:table-cell table:style-name="ce89" office:value-type="float" office:value="18" calcext:value-type="float">
            <text:p><text:s text:c="3"/>18</text:p>
          </table:table-cell>
          <table:table-cell table:style-name="ce91" office:value-type="float" office:value="2.19" calcext:value-type="float">
            <text:p><text:s text:c="3"/>2.19</text:p>
          </table:table-cell>
          <table:table-cell table:style-name="ce94" office:value-type="float" office:value="292" calcext:value-type="float">
            <text:p><text:s text:c="3"/>292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3" office:value-type="float" office:value="147147" calcext:value-type="float">
            <text:p><text:s text:c="3"/>147,147</text:p>
          </table:table-cell>
          <table:table-cell table:style-name="ce73" office:value-type="float" office:value="384590" calcext:value-type="float">
            <text:p><text:s text:c="3"/>384,590</text:p>
          </table:table-cell>
          <table:table-cell table:style-name="ce73" office:value-type="float" office:value="193830" calcext:value-type="float">
            <text:p><text:s text:c="3"/>193,830</text:p>
          </table:table-cell>
          <table:table-cell table:style-name="ce73" office:value-type="float" office:value="190760" calcext:value-type="float">
            <text:p><text:s text:c="3"/>190,760</text:p>
          </table:table-cell>
          <table:table-cell table:style-name="ce73" office:value-type="float" office:value="167" calcext:value-type="float">
            <text:p><text:s text:c="3"/>167</text:p>
          </table:table-cell>
          <table:table-cell table:style-name="ce78" office:value-type="float" office:value="5.11" calcext:value-type="float">
            <text:p><text:s text:c="3"/>5.11</text:p>
          </table:table-cell>
          <table:table-cell table:style-name="ce73" office:value-type="float" office:value="211" calcext:value-type="float">
            <text:p><text:s text:c="3"/>211</text:p>
          </table:table-cell>
          <table:table-cell table:style-name="ce78" office:value-type="float" office:value="6.46" calcext:value-type="float">
            <text:p><text:s text:c="3"/>6.46</text:p>
          </table:table-cell>
          <table:table-cell table:style-name="ce81" office:value-type="float" office:value="-44" calcext:value-type="float">
            <text:p>－ <text:s text:c="3"/>44</text:p>
          </table:table-cell>
          <table:table-cell table:style-name="ce85" office:value-type="float" office:value="-1.35" calcext:value-type="float">
            <text:p>－ <text:s text:c="2"/>1.35</text:p>
          </table:table-cell>
          <table:table-cell table:style-name="ce73" office:value-type="float" office:value="180" calcext:value-type="float">
            <text:p><text:s text:c="3"/>180</text:p>
          </table:table-cell>
          <table:table-cell table:style-name="ce78" office:value-type="float" office:value="5.51" calcext:value-type="float">
            <text:p><text:s text:c="3"/>5.51</text:p>
          </table:table-cell>
          <table:table-cell table:style-name="ce89" office:value-type="float" office:value="102" calcext:value-type="float">
            <text:p><text:s text:c="3"/>102</text:p>
          </table:table-cell>
          <table:table-cell table:style-name="ce91" office:value-type="float" office:value="3.12" calcext:value-type="float">
            <text:p><text:s text:c="3"/>3.12</text:p>
          </table:table-cell>
          <table:table-cell table:style-name="ce94" office:value-type="float" office:value="8663" calcext:value-type="float">
            <text:p><text:s text:c="3"/>8,663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3" office:value-type="float" office:value="141751" calcext:value-type="float">
            <text:p><text:s text:c="3"/>141,751</text:p>
          </table:table-cell>
          <table:table-cell table:style-name="ce73" office:value-type="float" office:value="414682" calcext:value-type="float">
            <text:p><text:s text:c="3"/>414,682</text:p>
          </table:table-cell>
          <table:table-cell table:style-name="ce73" office:value-type="float" office:value="205969" calcext:value-type="float">
            <text:p><text:s text:c="3"/>205,969</text:p>
          </table:table-cell>
          <table:table-cell table:style-name="ce73" office:value-type="float" office:value="208713" calcext:value-type="float">
            <text:p><text:s text:c="3"/>208,713</text:p>
          </table:table-cell>
          <table:table-cell table:style-name="ce73" office:value-type="float" office:value="379" calcext:value-type="float">
            <text:p><text:s text:c="3"/>379</text:p>
          </table:table-cell>
          <table:table-cell table:style-name="ce78" office:value-type="float" office:value="10.77" calcext:value-type="float">
            <text:p><text:s text:c="3"/>10.77</text:p>
          </table:table-cell>
          <table:table-cell table:style-name="ce73" office:value-type="float" office:value="154" calcext:value-type="float">
            <text:p><text:s text:c="3"/>154</text:p>
          </table:table-cell>
          <table:table-cell table:style-name="ce78" office:value-type="float" office:value="4.37" calcext:value-type="float">
            <text:p><text:s text:c="3"/>4.37</text:p>
          </table:table-cell>
          <table:table-cell table:style-name="ce73" office:value-type="float" office:value="225" calcext:value-type="float">
            <text:p><text:s text:c="3"/>225</text:p>
          </table:table-cell>
          <table:table-cell table:style-name="ce78" office:value-type="float" office:value="6.39" calcext:value-type="float">
            <text:p><text:s text:c="3"/>6.39</text:p>
          </table:table-cell>
          <table:table-cell table:style-name="ce73" office:value-type="float" office:value="287" calcext:value-type="float">
            <text:p><text:s text:c="3"/>287</text:p>
          </table:table-cell>
          <table:table-cell table:style-name="ce78" office:value-type="float" office:value="8.15" calcext:value-type="float">
            <text:p><text:s text:c="3"/>8.15</text:p>
          </table:table-cell>
          <table:table-cell table:style-name="ce89" office:value-type="float" office:value="80" calcext:value-type="float">
            <text:p><text:s text:c="3"/>80</text:p>
          </table:table-cell>
          <table:table-cell table:style-name="ce91" office:value-type="float" office:value="2.27" calcext:value-type="float">
            <text:p><text:s text:c="3"/>2.27</text:p>
          </table:table-cell>
          <table:table-cell table:style-name="ce94" office:value-type="float" office:value="2994" calcext:value-type="float">
            <text:p><text:s text:c="3"/>2,994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3" office:value-type="float" office:value="384658" calcext:value-type="float">
            <text:p><text:s text:c="3"/>384,658</text:p>
          </table:table-cell>
          <table:table-cell table:style-name="ce73" office:value-type="float" office:value="1081487" calcext:value-type="float">
            <text:p><text:s text:c="3"/>1,081,487</text:p>
          </table:table-cell>
          <table:table-cell table:style-name="ce73" office:value-type="float" office:value="525633" calcext:value-type="float">
            <text:p><text:s text:c="3"/>525,633</text:p>
          </table:table-cell>
          <table:table-cell table:style-name="ce73" office:value-type="float" office:value="555854" calcext:value-type="float">
            <text:p><text:s text:c="3"/>555,854</text:p>
          </table:table-cell>
          <table:table-cell table:style-name="ce73" office:value-type="float" office:value="628" calcext:value-type="float">
            <text:p><text:s text:c="3"/>628</text:p>
          </table:table-cell>
          <table:table-cell table:style-name="ce78" office:value-type="float" office:value="6.84" calcext:value-type="float">
            <text:p><text:s text:c="3"/>6.84</text:p>
          </table:table-cell>
          <table:table-cell table:style-name="ce73" office:value-type="float" office:value="407" calcext:value-type="float">
            <text:p><text:s text:c="3"/>407</text:p>
          </table:table-cell>
          <table:table-cell table:style-name="ce78" office:value-type="float" office:value="4.43" calcext:value-type="float">
            <text:p><text:s text:c="3"/>4.43</text:p>
          </table:table-cell>
          <table:table-cell table:style-name="ce73" office:value-type="float" office:value="221" calcext:value-type="float">
            <text:p><text:s text:c="3"/>221</text:p>
          </table:table-cell>
          <table:table-cell table:style-name="ce78" office:value-type="float" office:value="2.41" calcext:value-type="float">
            <text:p><text:s text:c="3"/>2.41</text:p>
          </table:table-cell>
          <table:table-cell table:style-name="ce73" office:value-type="float" office:value="679" calcext:value-type="float">
            <text:p><text:s text:c="3"/>679</text:p>
          </table:table-cell>
          <table:table-cell table:style-name="ce78" office:value-type="float" office:value="7.4" calcext:value-type="float">
            <text:p><text:s text:c="3"/>7.40</text:p>
          </table:table-cell>
          <table:table-cell table:style-name="ce89" office:value-type="float" office:value="273" calcext:value-type="float">
            <text:p><text:s text:c="3"/>273</text:p>
          </table:table-cell>
          <table:table-cell table:style-name="ce91" office:value-type="float" office:value="2.97" calcext:value-type="float">
            <text:p><text:s text:c="3"/>2.97</text:p>
          </table:table-cell>
          <table:table-cell table:style-name="ce94" office:value-type="float" office:value="7481" calcext:value-type="float">
            <text:p><text:s text:c="3"/>7,48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3" office:value-type="float" office:value="95066" calcext:value-type="float">
            <text:p><text:s text:c="3"/>95,066</text:p>
          </table:table-cell>
          <table:table-cell table:style-name="ce73" office:value-type="float" office:value="272523" calcext:value-type="float">
            <text:p><text:s text:c="3"/>272,523</text:p>
          </table:table-cell>
          <table:table-cell table:style-name="ce73" office:value-type="float" office:value="134132" calcext:value-type="float">
            <text:p><text:s text:c="3"/>134,132</text:p>
          </table:table-cell>
          <table:table-cell table:style-name="ce73" office:value-type="float" office:value="138391" calcext:value-type="float">
            <text:p><text:s text:c="3"/>138,391</text:p>
          </table:table-cell>
          <table:table-cell table:style-name="ce73" office:value-type="float" office:value="138" calcext:value-type="float">
            <text:p><text:s text:c="3"/>138</text:p>
          </table:table-cell>
          <table:table-cell table:style-name="ce78" office:value-type="float" office:value="5.96" calcext:value-type="float">
            <text:p><text:s text:c="3"/>5.96</text:p>
          </table:table-cell>
          <table:table-cell table:style-name="ce73" office:value-type="float" office:value="152" calcext:value-type="float">
            <text:p><text:s text:c="3"/>152</text:p>
          </table:table-cell>
          <table:table-cell table:style-name="ce78" office:value-type="float" office:value="6.56" calcext:value-type="float">
            <text:p><text:s text:c="3"/>6.56</text:p>
          </table:table-cell>
          <table:table-cell table:style-name="ce81" office:value-type="float" office:value="-14" calcext:value-type="float">
            <text:p>－ <text:s text:c="3"/>14</text:p>
          </table:table-cell>
          <table:table-cell table:style-name="ce85" office:value-type="float" office:value="-0.6" calcext:value-type="float">
            <text:p>－ <text:s text:c="2"/>0.60</text:p>
          </table:table-cell>
          <table:table-cell table:style-name="ce73" office:value-type="float" office:value="121" calcext:value-type="float">
            <text:p><text:s text:c="3"/>121</text:p>
          </table:table-cell>
          <table:table-cell table:style-name="ce78" office:value-type="float" office:value="5.23" calcext:value-type="float">
            <text:p><text:s text:c="3"/>5.23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1" office:value-type="float" office:value="2.29" calcext:value-type="float">
            <text:p><text:s text:c="3"/>2.29</text:p>
          </table:table-cell>
          <table:table-cell table:style-name="ce94" office:value-type="float" office:value="863" calcext:value-type="float">
            <text:p><text:s text:c="3"/>863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3" office:value-type="float" office:value="269896" calcext:value-type="float">
            <text:p><text:s text:c="3"/>269,896</text:p>
          </table:table-cell>
          <table:table-cell table:style-name="ce73" office:value-type="float" office:value="771942" calcext:value-type="float">
            <text:p><text:s text:c="3"/>771,942</text:p>
          </table:table-cell>
          <table:table-cell table:style-name="ce73" office:value-type="float" office:value="381782" calcext:value-type="float">
            <text:p><text:s text:c="3"/>381,782</text:p>
          </table:table-cell>
          <table:table-cell table:style-name="ce73" office:value-type="float" office:value="390160" calcext:value-type="float">
            <text:p><text:s text:c="3"/>390,160</text:p>
          </table:table-cell>
          <table:table-cell table:style-name="ce73" office:value-type="float" office:value="424" calcext:value-type="float">
            <text:p><text:s text:c="3"/>424</text:p>
          </table:table-cell>
          <table:table-cell table:style-name="ce78" office:value-type="float" office:value="6.47" calcext:value-type="float">
            <text:p><text:s text:c="3"/>6.47</text:p>
          </table:table-cell>
          <table:table-cell table:style-name="ce73" office:value-type="float" office:value="366" calcext:value-type="float">
            <text:p><text:s text:c="3"/>366</text:p>
          </table:table-cell>
          <table:table-cell table:style-name="ce78" office:value-type="float" office:value="5.58" calcext:value-type="float">
            <text:p><text:s text:c="3"/>5.58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78" office:value-type="float" office:value="0.88" calcext:value-type="float">
            <text:p><text:s text:c="3"/>0.8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78" office:value-type="float" office:value="6.85" calcext:value-type="float">
            <text:p><text:s text:c="3"/>6.85</text:p>
          </table:table-cell>
          <table:table-cell table:style-name="ce89" office:value-type="float" office:value="135" calcext:value-type="float">
            <text:p><text:s text:c="3"/>135</text:p>
          </table:table-cell>
          <table:table-cell table:style-name="ce91" office:value-type="float" office:value="2.06" calcext:value-type="float">
            <text:p><text:s text:c="3"/>2.06</text:p>
          </table:table-cell>
          <table:table-cell table:style-name="ce94" office:value-type="float" office:value="2102" calcext:value-type="float">
            <text:p><text:s text:c="3"/>2,102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3" office:value-type="float" office:value="981817" calcext:value-type="float">
            <text:p><text:s text:c="3"/>981,817</text:p>
          </table:table-cell>
          <table:table-cell table:style-name="ce73" office:value-type="float" office:value="2613071" calcext:value-type="float">
            <text:p><text:s text:c="3"/>2,613,071</text:p>
          </table:table-cell>
          <table:table-cell table:style-name="ce73" office:value-type="float" office:value="1260385" calcext:value-type="float">
            <text:p><text:s text:c="3"/>1,260,385</text:p>
          </table:table-cell>
          <table:table-cell table:style-name="ce73" office:value-type="float" office:value="1352686" calcext:value-type="float">
            <text:p><text:s text:c="3"/>1,352,686</text:p>
          </table:table-cell>
          <table:table-cell table:style-name="ce73" office:value-type="float" office:value="1545" calcext:value-type="float">
            <text:p><text:s text:c="3"/>1,545</text:p>
          </table:table-cell>
          <table:table-cell table:style-name="ce78" office:value-type="float" office:value="6.97" calcext:value-type="float">
            <text:p><text:s text:c="3"/>6.97</text:p>
          </table:table-cell>
          <table:table-cell table:style-name="ce73" office:value-type="float" office:value="1196" calcext:value-type="float">
            <text:p><text:s text:c="3"/>1,196</text:p>
          </table:table-cell>
          <table:table-cell table:style-name="ce78" office:value-type="float" office:value="5.39" calcext:value-type="float">
            <text:p><text:s text:c="3"/>5.39</text:p>
          </table:table-cell>
          <table:table-cell table:style-name="ce73" office:value-type="float" office:value="349" calcext:value-type="float">
            <text:p><text:s text:c="3"/>349</text:p>
          </table:table-cell>
          <table:table-cell table:style-name="ce78" office:value-type="float" office:value="1.57" calcext:value-type="float">
            <text:p><text:s text:c="3"/>1.57</text:p>
          </table:table-cell>
          <table:table-cell table:style-name="ce73" office:value-type="float" office:value="1719" calcext:value-type="float">
            <text:p><text:s text:c="3"/>1,719</text:p>
          </table:table-cell>
          <table:table-cell table:style-name="ce78" office:value-type="float" office:value="7.75" calcext:value-type="float">
            <text:p><text:s text:c="3"/>7.75</text:p>
          </table:table-cell>
          <table:table-cell table:style-name="ce89" office:value-type="float" office:value="464" calcext:value-type="float">
            <text:p><text:s text:c="3"/>464</text:p>
          </table:table-cell>
          <table:table-cell table:style-name="ce91" office:value-type="float" office:value="2.09" calcext:value-type="float">
            <text:p><text:s text:c="3"/>2.09</text:p>
          </table:table-cell>
          <table:table-cell table:style-name="ce94" office:value-type="float" office:value="13650" calcext:value-type="float">
            <text:p><text:s text:c="3"/>13,650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3" office:value-type="float" office:value="588129" calcext:value-type="float">
            <text:p><text:s text:c="3"/>588,129</text:p>
          </table:table-cell>
          <table:table-cell table:style-name="ce73" office:value-type="float" office:value="1529719" calcext:value-type="float">
            <text:p><text:s text:c="3"/>1,529,719</text:p>
          </table:table-cell>
          <table:table-cell table:style-name="ce73" office:value-type="float" office:value="754749" calcext:value-type="float">
            <text:p><text:s text:c="3"/>754,749</text:p>
          </table:table-cell>
          <table:table-cell table:style-name="ce73" office:value-type="float" office:value="774970" calcext:value-type="float">
            <text:p><text:s text:c="3"/>774,970</text:p>
          </table:table-cell>
          <table:table-cell table:style-name="ce73" office:value-type="float" office:value="954" calcext:value-type="float">
            <text:p><text:s text:c="3"/>954</text:p>
          </table:table-cell>
          <table:table-cell table:style-name="ce78" office:value-type="float" office:value="7.34" calcext:value-type="float">
            <text:p><text:s text:c="3"/>7.34</text:p>
          </table:table-cell>
          <table:table-cell table:style-name="ce73" office:value-type="float" office:value="741" calcext:value-type="float">
            <text:p><text:s text:c="3"/>741</text:p>
          </table:table-cell>
          <table:table-cell table:style-name="ce78" office:value-type="float" office:value="5.7" calcext:value-type="float">
            <text:p><text:s text:c="3"/>5.70</text:p>
          </table:table-cell>
          <table:table-cell table:style-name="ce73" office:value-type="float" office:value="213" calcext:value-type="float">
            <text:p><text:s text:c="3"/>213</text:p>
          </table:table-cell>
          <table:table-cell table:style-name="ce78" office:value-type="float" office:value="1.64" calcext:value-type="float">
            <text:p><text:s text:c="3"/>1.64</text:p>
          </table:table-cell>
          <table:table-cell table:style-name="ce73" office:value-type="float" office:value="816" calcext:value-type="float">
            <text:p><text:s text:c="3"/>816</text:p>
          </table:table-cell>
          <table:table-cell table:style-name="ce78" office:value-type="float" office:value="6.28" calcext:value-type="float">
            <text:p><text:s text:c="3"/>6.28</text:p>
          </table:table-cell>
          <table:table-cell table:style-name="ce89" office:value-type="float" office:value="329" calcext:value-type="float">
            <text:p><text:s text:c="3"/>329</text:p>
          </table:table-cell>
          <table:table-cell table:style-name="ce91" office:value-type="float" office:value="2.53" calcext:value-type="float">
            <text:p><text:s text:c="3"/>2.53</text:p>
          </table:table-cell>
          <table:table-cell table:style-name="ce94" office:value-type="float" office:value="11730" calcext:value-type="float">
            <text:p><text:s text:c="3"/>11,730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3" office:value-type="float" office:value="34462" calcext:value-type="float">
            <text:p><text:s text:c="3"/>34,462</text:p>
          </table:table-cell>
          <table:table-cell table:style-name="ce73" office:value-type="float" office:value="106553" calcext:value-type="float">
            <text:p><text:s text:c="3"/>106,553</text:p>
          </table:table-cell>
          <table:table-cell table:style-name="ce73" office:value-type="float" office:value="55280" calcext:value-type="float">
            <text:p><text:s text:c="3"/>55,280</text:p>
          </table:table-cell>
          <table:table-cell table:style-name="ce73" office:value-type="float" office:value="51273" calcext:value-type="float">
            <text:p><text:s text:c="3"/>51,273</text:p>
          </table:table-cell>
          <table:table-cell table:style-name="ce73" office:value-type="float" office:value="99" calcext:value-type="float">
            <text:p><text:s text:c="3"/>99</text:p>
          </table:table-cell>
          <table:table-cell table:style-name="ce78" office:value-type="float" office:value="10.97" calcext:value-type="float">
            <text:p><text:s text:c="3"/>10.9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78" office:value-type="float" office:value="5.54" calcext:value-type="float">
            <text:p><text:s text:c="3"/>5.54</text:p>
          </table:table-cell>
          <table:table-cell table:style-name="ce73" office:value-type="float" office:value="49" calcext:value-type="float">
            <text:p><text:s text:c="3"/>49</text:p>
          </table:table-cell>
          <table:table-cell table:style-name="ce78" office:value-type="float" office:value="5.43" calcext:value-type="float">
            <text:p><text:s text:c="3"/>5.43</text:p>
          </table:table-cell>
          <table:table-cell table:style-name="ce73" office:value-type="float" office:value="44" calcext:value-type="float">
            <text:p><text:s text:c="3"/>44</text:p>
          </table:table-cell>
          <table:table-cell table:style-name="ce78" office:value-type="float" office:value="4.87" calcext:value-type="float">
            <text:p><text:s text:c="3"/>4.87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91" office:value-type="float" office:value="1" calcext:value-type="float">
            <text:p><text:s text:c="3"/>1.00</text:p>
          </table:table-cell>
          <table:table-cell table:style-name="ce94" office:value-type="float" office:value="602" calcext:value-type="float">
            <text:p><text:s text:c="3"/>602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3" office:value-type="float" office:value="32362" calcext:value-type="float">
            <text:p><text:s text:c="3"/>32,362</text:p>
          </table:table-cell>
          <table:table-cell table:style-name="ce73" office:value-type="float" office:value="96622" calcext:value-type="float">
            <text:p><text:s text:c="3"/>96,622</text:p>
          </table:table-cell>
          <table:table-cell table:style-name="ce73" office:value-type="float" office:value="49531" calcext:value-type="float">
            <text:p><text:s text:c="3"/>49,531</text:p>
          </table:table-cell>
          <table:table-cell table:style-name="ce73" office:value-type="float" office:value="47091" calcext:value-type="float">
            <text:p><text:s text:c="3"/>47,091</text:p>
          </table:table-cell>
          <table:table-cell table:style-name="ce73" office:value-type="float" office:value="93" calcext:value-type="float">
            <text:p><text:s text:c="3"/>93</text:p>
          </table:table-cell>
          <table:table-cell table:style-name="ce78" office:value-type="float" office:value="11.36" calcext:value-type="float">
            <text:p><text:s text:c="3"/>11.36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78" office:value-type="float" office:value="5.5" calcext:value-type="float">
            <text:p><text:s text:c="3"/>5.50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78" office:value-type="float" office:value="5.87" calcext:value-type="float">
            <text:p><text:s text:c="3"/>5.87</text:p>
          </table:table-cell>
          <table:table-cell table:style-name="ce73" office:value-type="float" office:value="43" calcext:value-type="float">
            <text:p><text:s text:c="3"/>43</text:p>
          </table:table-cell>
          <table:table-cell table:style-name="ce78" office:value-type="float" office:value="5.25" calcext:value-type="float">
            <text:p><text:s text:c="3"/>5.25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91" office:value-type="float" office:value="0.86" calcext:value-type="float">
            <text:p><text:s text:c="3"/>0.86</text:p>
          </table:table-cell>
          <table:table-cell table:style-name="ce94" office:value-type="float" office:value="478" calcext:value-type="float">
            <text:p><text:s text:c="3"/>478</text:p>
          </table:table-cell>
          <table:table-cell table:number-columns-repeated="1008"/>
        </table:table-row>
        <table:table-row table:style-name="ro8">
          <table:table-cell table:style-name="ce69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4" office:value-type="float" office:value="2100" calcext:value-type="float">
            <text:p><text:s text:c="3"/>2,100</text:p>
          </table:table-cell>
          <table:table-cell table:style-name="ce74" office:value-type="float" office:value="9931" calcext:value-type="float">
            <text:p><text:s text:c="3"/>9,931</text:p>
          </table:table-cell>
          <table:table-cell table:style-name="ce74" office:value-type="float" office:value="5749" calcext:value-type="float">
            <text:p><text:s text:c="3"/>5,749</text:p>
          </table:table-cell>
          <table:table-cell table:style-name="ce74" office:value-type="float" office:value="4182" calcext:value-type="float">
            <text:p><text:s text:c="3"/>4,18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9" office:value-type="float" office:value="7.1" calcext:value-type="float">
            <text:p><text:s text:c="3"/>7.1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9" office:value-type="float" office:value="5.92" calcext:value-type="float">
            <text:p><text:s text:c="3"/>5.9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1.18" calcext:value-type="float">
            <text:p><text:s text:c="3"/>1.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1.18" calcext:value-type="float">
            <text:p><text:s text:c="3"/>1.18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92" office:value-type="float" office:value="2.37" calcext:value-type="float">
            <text:p><text:s text:c="3"/>2.37</text:p>
          </table:table-cell>
          <table:table-cell table:style-name="ce95" office:value-type="float" office:value="124" calcext:value-type="float">
            <text:p><text:s text:c="3"/>124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2"/>
          <table:table-cell table:style-name="ce49"/>
          <table:table-cell/>
          <table:table-cell table:style-name="ce49"/>
          <table:table-cell table:style-name="ce42" table:number-columns-repeated="2"/>
          <table:table-cell/>
          <table:table-cell table:style-name="ce96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11 </text:span><text:span text:style-name="T12">月</text:span><text:span text:style-name="T11"> 3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1">
          <table:table-cell table:number-columns-repeated="14"/>
          <table:table-cell table:style-name="ce93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09"/>
        <table:table-column table:style-name="co17" table:number-columns-repeated="9" table:default-cell-style-name="ce109"/>
        <table:table-column table:style-name="co18" table:number-columns-repeated="247" table:default-cell-style-name="ce109"/>
        <table:table-column table:style-name="co18" table:number-columns-repeated="767" table:default-cell-style-name="Default"/>
        <table:table-row table:style-name="ro20">
          <table:table-cell table:style-name="ce10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1"/>
          <table:table-cell table:number-columns-repeated="1014"/>
        </table:table-row>
        <table:table-row table:style-name="ro21">
          <table:table-cell table:style-name="ce101"/>
          <table:table-cell table:style-name="ce112" table:number-columns-repeated="3"/>
          <table:table-cell table:style-name="ce129" office:value-type="string" calcext:value-type="string">
            <text:p>中華民國 99 年 10 月底</text:p>
          </table:table-cell>
          <table:table-cell table:style-name="ce112" table:number-columns-repeated="3"/>
          <table:table-cell/>
          <table:table-cell table:style-name="ce132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2" office:value-type="string" calcext:value-type="string" table:number-columns-spanned="1" table:number-rows-spanned="3">
            <text:p>區 <text:s/>域 <text:s/>別</text:p>
          </table:table-cell>
          <table:table-cell table:style-name="ce113" office:value-type="string" calcext:value-type="string" table:number-columns-spanned="1" table:number-rows-spanned="3">
            <text:p>總　　計</text:p>
          </table:table-cell>
          <table:table-cell table:style-name="ce119" office:value-type="string" calcext:value-type="string" table:number-columns-spanned="2" table:number-rows-spanned="2">
            <text:p>0 ～ 14歲</text:p>
          </table:table-cell>
          <table:covered-table-cell table:style-name="ce124"/>
          <table:table-cell table:style-name="ce119" office:value-type="string" calcext:value-type="string" table:number-columns-spanned="2" table:number-rows-spanned="2">
            <text:p>15 ～ 64歲</text:p>
          </table:table-cell>
          <table:covered-table-cell table:style-name="ce124"/>
          <table:table-cell table:style-name="ce119" office:value-type="string" calcext:value-type="string" table:number-columns-spanned="2" table:number-rows-spanned="2">
            <text:p>65歲以上</text:p>
          </table:table-cell>
          <table:covered-table-cell table:style-name="ce124"/>
          <table:table-cell table:style-name="ce131" office:value-type="string" calcext:value-type="string" table:number-columns-spanned="2" table:number-rows-spanned="2">
            <text:p>20歲以上</text:p>
          </table:table-cell>
          <table:covered-table-cell table:style-name="ce133"/>
          <table:table-cell table:style-name="ce110" table:number-columns-repeated="1014"/>
        </table:table-row>
        <table:table-row table:style-name="ro23">
          <table:covered-table-cell table:style-name="ce103"/>
          <table:covered-table-cell table:style-name="ce114"/>
          <table:covered-table-cell table:style-name="ce120"/>
          <table:covered-table-cell table:style-name="ce125"/>
          <table:covered-table-cell table:style-name="ce120"/>
          <table:covered-table-cell table:style-name="ce125"/>
          <table:covered-table-cell table:style-name="ce120"/>
          <table:covered-table-cell table:style-name="ce125"/>
          <table:covered-table-cell table:style-name="ce120"/>
          <table:covered-table-cell table:style-name="ce134"/>
          <table:table-cell table:style-name="ce110" table:number-columns-repeated="1014"/>
        </table:table-row>
        <table:table-row table:style-name="ro19">
          <table:covered-table-cell table:style-name="ce104"/>
          <table:covered-table-cell table:style-name="ce115"/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35" office:value-type="string" calcext:value-type="string">
            <text:p>％</text:p>
          </table:table-cell>
          <table:table-cell table:style-name="ce110" table:number-columns-repeated="1014"/>
        </table:table-row>
        <table:table-row table:style-name="ro21">
          <table:table-cell table:style-name="ce105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6" office:value-type="float" office:value="23150923" calcext:value-type="float">
            <text:p><text:s text:c="3"/>23,150,923</text:p>
          </table:table-cell>
          <table:table-cell table:style-name="ce122" office:value-type="float" office:value="3651376" calcext:value-type="float">
            <text:p><text:s text:c="3"/>3,651,376</text:p>
          </table:table-cell>
          <table:table-cell table:style-name="ce126" office:value-type="float" office:value="15.77" calcext:value-type="float">
            <text:p><text:s text:c="3"/>15.77</text:p>
          </table:table-cell>
          <table:table-cell table:style-name="ce122" office:value-type="float" office:value="17018898" calcext:value-type="float">
            <text:p><text:s text:c="3"/>17,018,898</text:p>
          </table:table-cell>
          <table:table-cell table:style-name="ce126" office:value-type="float" office:value="73.51" calcext:value-type="float">
            <text:p><text:s text:c="3"/>73.51</text:p>
          </table:table-cell>
          <table:table-cell table:style-name="ce122" office:value-type="float" office:value="2480649" calcext:value-type="float">
            <text:p><text:s text:c="3"/>2,480,649</text:p>
          </table:table-cell>
          <table:table-cell table:style-name="ce126" office:value-type="float" office:value="10.72" calcext:value-type="float">
            <text:p><text:s text:c="3"/>10.72</text:p>
          </table:table-cell>
          <table:table-cell table:style-name="ce122" office:value-type="float" office:value="17893046" calcext:value-type="float">
            <text:p><text:s text:c="3"/>17,893,046</text:p>
          </table:table-cell>
          <table:table-cell table:style-name="ce136" office:value-type="float" office:value="77.29" calcext:value-type="float">
            <text:p><text:s text:c="3"/>77.29</text:p>
          </table:table-cell>
          <table:table-cell table:style-name="ce140" table:number-columns-repeated="1014"/>
        </table:table-row>
        <table:table-row table:style-name="ro4">
          <table:table-cell table:style-name="ce106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7" office:value-type="float" office:value="23044370" calcext:value-type="float">
            <text:p><text:s text:c="3"/>23,044,370</text:p>
          </table:table-cell>
          <table:table-cell table:style-name="ce123" office:value-type="float" office:value="3637119" calcext:value-type="float">
            <text:p><text:s text:c="3"/>3,637,119</text:p>
          </table:table-cell>
          <table:table-cell table:style-name="ce127" office:value-type="float" office:value="15.78" calcext:value-type="float">
            <text:p><text:s text:c="3"/>15.78</text:p>
          </table:table-cell>
          <table:table-cell table:style-name="ce123" office:value-type="float" office:value="16939166" calcext:value-type="float">
            <text:p><text:s text:c="3"/>16,939,166</text:p>
          </table:table-cell>
          <table:table-cell table:style-name="ce127" office:value-type="float" office:value="73.51" calcext:value-type="float">
            <text:p><text:s text:c="3"/>73.51</text:p>
          </table:table-cell>
          <table:table-cell table:style-name="ce123" office:value-type="float" office:value="2468085" calcext:value-type="float">
            <text:p><text:s text:c="3"/>2,468,085</text:p>
          </table:table-cell>
          <table:table-cell table:style-name="ce127" office:value-type="float" office:value="10.71" calcext:value-type="float">
            <text:p><text:s text:c="3"/>10.71</text:p>
          </table:table-cell>
          <table:table-cell table:style-name="ce123" office:value-type="float" office:value="17807728" calcext:value-type="float">
            <text:p><text:s text:c="3"/>17,807,728</text:p>
          </table:table-cell>
          <table:table-cell table:style-name="ce137" office:value-type="float" office:value="77.28" calcext:value-type="float">
            <text:p><text:s text:c="3"/>77.28</text:p>
          </table:table-cell>
          <table:table-cell table:style-name="ce110" table:number-columns-repeated="1014"/>
        </table:table-row>
        <table:table-row table:style-name="ro4">
          <table:table-cell table:style-name="ce106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7" office:value-type="float" office:value="18901580" calcext:value-type="float">
            <text:p><text:s text:c="3"/>18,901,580</text:p>
          </table:table-cell>
          <table:table-cell table:style-name="ce123" office:value-type="float" office:value="3020105" calcext:value-type="float">
            <text:p><text:s text:c="3"/>3,020,105</text:p>
          </table:table-cell>
          <table:table-cell table:style-name="ce127" office:value-type="float" office:value="15.98" calcext:value-type="float">
            <text:p><text:s text:c="3"/>15.98</text:p>
          </table:table-cell>
          <table:table-cell table:style-name="ce123" office:value-type="float" office:value="13898979" calcext:value-type="float">
            <text:p><text:s text:c="3"/>13,898,979</text:p>
          </table:table-cell>
          <table:table-cell table:style-name="ce127" office:value-type="float" office:value="73.53" calcext:value-type="float">
            <text:p><text:s text:c="3"/>73.53</text:p>
          </table:table-cell>
          <table:table-cell table:style-name="ce123" office:value-type="float" office:value="1982496" calcext:value-type="float">
            <text:p><text:s text:c="3"/>1,982,496</text:p>
          </table:table-cell>
          <table:table-cell table:style-name="ce127" office:value-type="float" office:value="10.49" calcext:value-type="float">
            <text:p><text:s text:c="3"/>10.49</text:p>
          </table:table-cell>
          <table:table-cell table:style-name="ce123" office:value-type="float" office:value="14541432" calcext:value-type="float">
            <text:p><text:s text:c="3"/>14,541,432</text:p>
          </table:table-cell>
          <table:table-cell table:style-name="ce137" office:value-type="float" office:value="76.93" calcext:value-type="float">
            <text:p><text:s text:c="3"/>76.93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7" office:value-type="float" office:value="3893740" calcext:value-type="float">
            <text:p><text:s text:c="3"/>3,893,740</text:p>
          </table:table-cell>
          <table:table-cell table:style-name="ce117" office:value-type="float" office:value="590866" calcext:value-type="float">
            <text:p><text:s text:c="3"/>590,866</text:p>
          </table:table-cell>
          <table:table-cell table:style-name="ce127" office:value-type="float" office:value="15.17" calcext:value-type="float">
            <text:p><text:s text:c="3"/>15.17</text:p>
          </table:table-cell>
          <table:table-cell table:style-name="ce117" office:value-type="float" office:value="2982753" calcext:value-type="float">
            <text:p><text:s text:c="3"/>2,982,753</text:p>
          </table:table-cell>
          <table:table-cell table:style-name="ce127" office:value-type="float" office:value="76.6" calcext:value-type="float">
            <text:p><text:s text:c="3"/>76.60</text:p>
          </table:table-cell>
          <table:table-cell table:style-name="ce117" office:value-type="float" office:value="320121" calcext:value-type="float">
            <text:p><text:s text:c="3"/>320,121</text:p>
          </table:table-cell>
          <table:table-cell table:style-name="ce127" office:value-type="float" office:value="8.22" calcext:value-type="float">
            <text:p><text:s text:c="3"/>8.22</text:p>
          </table:table-cell>
          <table:table-cell table:style-name="ce117" office:value-type="float" office:value="3031540" calcext:value-type="float">
            <text:p><text:s text:c="3"/>3,031,540</text:p>
          </table:table-cell>
          <table:table-cell table:style-name="ce137" office:value-type="float" office:value="77.86" calcext:value-type="float">
            <text:p><text:s text:c="3"/>77.86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7" office:value-type="float" office:value="460570" calcext:value-type="float">
            <text:p><text:s text:c="3"/>460,570</text:p>
          </table:table-cell>
          <table:table-cell table:style-name="ce117" office:value-type="float" office:value="70810" calcext:value-type="float">
            <text:p><text:s text:c="3"/>70,810</text:p>
          </table:table-cell>
          <table:table-cell table:style-name="ce127" office:value-type="float" office:value="15.37" calcext:value-type="float">
            <text:p><text:s text:c="3"/>15.37</text:p>
          </table:table-cell>
          <table:table-cell table:style-name="ce117" office:value-type="float" office:value="329531" calcext:value-type="float">
            <text:p><text:s text:c="3"/>329,531</text:p>
          </table:table-cell>
          <table:table-cell table:style-name="ce127" office:value-type="float" office:value="71.55" calcext:value-type="float">
            <text:p><text:s text:c="3"/>71.55</text:p>
          </table:table-cell>
          <table:table-cell table:style-name="ce117" office:value-type="float" office:value="60229" calcext:value-type="float">
            <text:p><text:s text:c="3"/>60,229</text:p>
          </table:table-cell>
          <table:table-cell table:style-name="ce127" office:value-type="float" office:value="13.08" calcext:value-type="float">
            <text:p><text:s text:c="3"/>13.08</text:p>
          </table:table-cell>
          <table:table-cell table:style-name="ce117" office:value-type="float" office:value="355959" calcext:value-type="float">
            <text:p><text:s text:c="3"/>355,959</text:p>
          </table:table-cell>
          <table:table-cell table:style-name="ce137" office:value-type="float" office:value="77.29" calcext:value-type="float">
            <text:p><text:s text:c="3"/>77.2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7" office:value-type="float" office:value="2001537" calcext:value-type="float">
            <text:p><text:s text:c="3"/>2,001,537</text:p>
          </table:table-cell>
          <table:table-cell table:style-name="ce117" office:value-type="float" office:value="366567" calcext:value-type="float">
            <text:p><text:s text:c="3"/>366,567</text:p>
          </table:table-cell>
          <table:table-cell table:style-name="ce127" office:value-type="float" office:value="18.31" calcext:value-type="float">
            <text:p><text:s text:c="3"/>18.31</text:p>
          </table:table-cell>
          <table:table-cell table:style-name="ce117" office:value-type="float" office:value="1470592" calcext:value-type="float">
            <text:p><text:s text:c="3"/>1,470,592</text:p>
          </table:table-cell>
          <table:table-cell table:style-name="ce127" office:value-type="float" office:value="73.47" calcext:value-type="float">
            <text:p><text:s text:c="3"/>73.47</text:p>
          </table:table-cell>
          <table:table-cell table:style-name="ce117" office:value-type="float" office:value="164378" calcext:value-type="float">
            <text:p><text:s text:c="3"/>164,378</text:p>
          </table:table-cell>
          <table:table-cell table:style-name="ce127" office:value-type="float" office:value="8.21" calcext:value-type="float">
            <text:p><text:s text:c="3"/>8.21</text:p>
          </table:table-cell>
          <table:table-cell table:style-name="ce117" office:value-type="float" office:value="1482924" calcext:value-type="float">
            <text:p><text:s text:c="3"/>1,482,924</text:p>
          </table:table-cell>
          <table:table-cell table:style-name="ce137" office:value-type="float" office:value="74.09" calcext:value-type="float">
            <text:p><text:s text:c="3"/>74.0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7" office:value-type="float" office:value="512353" calcext:value-type="float">
            <text:p><text:s text:c="3"/>512,353</text:p>
          </table:table-cell>
          <table:table-cell table:style-name="ce117" office:value-type="float" office:value="97384" calcext:value-type="float">
            <text:p><text:s text:c="3"/>97,384</text:p>
          </table:table-cell>
          <table:table-cell table:style-name="ce127" office:value-type="float" office:value="19.01" calcext:value-type="float">
            <text:p><text:s text:c="3"/>19.01</text:p>
          </table:table-cell>
          <table:table-cell table:style-name="ce117" office:value-type="float" office:value="357720" calcext:value-type="float">
            <text:p><text:s text:c="3"/>357,720</text:p>
          </table:table-cell>
          <table:table-cell table:style-name="ce127" office:value-type="float" office:value="69.82" calcext:value-type="float">
            <text:p><text:s text:c="3"/>69.82</text:p>
          </table:table-cell>
          <table:table-cell table:style-name="ce117" office:value-type="float" office:value="57249" calcext:value-type="float">
            <text:p><text:s text:c="3"/>57,249</text:p>
          </table:table-cell>
          <table:table-cell table:style-name="ce127" office:value-type="float" office:value="11.17" calcext:value-type="float">
            <text:p><text:s text:c="3"/>11.17</text:p>
          </table:table-cell>
          <table:table-cell table:style-name="ce117" office:value-type="float" office:value="377691" calcext:value-type="float">
            <text:p><text:s text:c="3"/>377,691</text:p>
          </table:table-cell>
          <table:table-cell table:style-name="ce137" office:value-type="float" office:value="73.72" calcext:value-type="float">
            <text:p><text:s text:c="3"/>73.72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7" office:value-type="float" office:value="560617" calcext:value-type="float">
            <text:p><text:s text:c="3"/>560,617</text:p>
          </table:table-cell>
          <table:table-cell table:style-name="ce117" office:value-type="float" office:value="88826" calcext:value-type="float">
            <text:p><text:s text:c="3"/>88,826</text:p>
          </table:table-cell>
          <table:table-cell table:style-name="ce127" office:value-type="float" office:value="15.84" calcext:value-type="float">
            <text:p><text:s text:c="3"/>15.84</text:p>
          </table:table-cell>
          <table:table-cell table:style-name="ce117" office:value-type="float" office:value="396760" calcext:value-type="float">
            <text:p><text:s text:c="3"/>396,760</text:p>
          </table:table-cell>
          <table:table-cell table:style-name="ce127" office:value-type="float" office:value="70.77" calcext:value-type="float">
            <text:p><text:s text:c="3"/>70.77</text:p>
          </table:table-cell>
          <table:table-cell table:style-name="ce117" office:value-type="float" office:value="75031" calcext:value-type="float">
            <text:p><text:s text:c="3"/>75,031</text:p>
          </table:table-cell>
          <table:table-cell table:style-name="ce127" office:value-type="float" office:value="13.38" calcext:value-type="float">
            <text:p><text:s text:c="3"/>13.38</text:p>
          </table:table-cell>
          <table:table-cell table:style-name="ce117" office:value-type="float" office:value="431641" calcext:value-type="float">
            <text:p><text:s text:c="3"/>431,641</text:p>
          </table:table-cell>
          <table:table-cell table:style-name="ce137" office:value-type="float" office:value="76.99" calcext:value-type="float">
            <text:p><text:s text:c="3"/>76.9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7" office:value-type="float" office:value="1564994" calcext:value-type="float">
            <text:p><text:s text:c="3"/>1,564,994</text:p>
          </table:table-cell>
          <table:table-cell table:style-name="ce117" office:value-type="float" office:value="267930" calcext:value-type="float">
            <text:p><text:s text:c="3"/>267,930</text:p>
          </table:table-cell>
          <table:table-cell table:style-name="ce127" office:value-type="float" office:value="17.12" calcext:value-type="float">
            <text:p><text:s text:c="3"/>17.12</text:p>
          </table:table-cell>
          <table:table-cell table:style-name="ce117" office:value-type="float" office:value="1156854" calcext:value-type="float">
            <text:p><text:s text:c="3"/>1,156,854</text:p>
          </table:table-cell>
          <table:table-cell table:style-name="ce127" office:value-type="float" office:value="73.92" calcext:value-type="float">
            <text:p><text:s text:c="3"/>73.92</text:p>
          </table:table-cell>
          <table:table-cell table:style-name="ce117" office:value-type="float" office:value="140210" calcext:value-type="float">
            <text:p><text:s text:c="3"/>140,210</text:p>
          </table:table-cell>
          <table:table-cell table:style-name="ce127" office:value-type="float" office:value="8.96" calcext:value-type="float">
            <text:p><text:s text:c="3"/>8.96</text:p>
          </table:table-cell>
          <table:table-cell table:style-name="ce117" office:value-type="float" office:value="1177436" calcext:value-type="float">
            <text:p><text:s text:c="3"/>1,177,436</text:p>
          </table:table-cell>
          <table:table-cell table:style-name="ce137" office:value-type="float" office:value="75.24" calcext:value-type="float">
            <text:p><text:s text:c="3"/>75.24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7" office:value-type="float" office:value="1307500" calcext:value-type="float">
            <text:p><text:s text:c="3"/>1,307,500</text:p>
          </table:table-cell>
          <table:table-cell table:style-name="ce117" office:value-type="float" office:value="214281" calcext:value-type="float">
            <text:p><text:s text:c="3"/>214,281</text:p>
          </table:table-cell>
          <table:table-cell table:style-name="ce127" office:value-type="float" office:value="16.39" calcext:value-type="float">
            <text:p><text:s text:c="3"/>16.39</text:p>
          </table:table-cell>
          <table:table-cell table:style-name="ce117" office:value-type="float" office:value="935617" calcext:value-type="float">
            <text:p><text:s text:c="3"/>935,617</text:p>
          </table:table-cell>
          <table:table-cell table:style-name="ce127" office:value-type="float" office:value="71.56" calcext:value-type="float">
            <text:p><text:s text:c="3"/>71.56</text:p>
          </table:table-cell>
          <table:table-cell table:style-name="ce117" office:value-type="float" office:value="157602" calcext:value-type="float">
            <text:p><text:s text:c="3"/>157,602</text:p>
          </table:table-cell>
          <table:table-cell table:style-name="ce127" office:value-type="float" office:value="12.05" calcext:value-type="float">
            <text:p><text:s text:c="3"/>12.05</text:p>
          </table:table-cell>
          <table:table-cell table:style-name="ce117" office:value-type="float" office:value="1000476" calcext:value-type="float">
            <text:p><text:s text:c="3"/>1,000,476</text:p>
          </table:table-cell>
          <table:table-cell table:style-name="ce137" office:value-type="float" office:value="76.52" calcext:value-type="float">
            <text:p><text:s text:c="3"/>76.52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7" office:value-type="float" office:value="526911" calcext:value-type="float">
            <text:p><text:s text:c="3"/>526,911</text:p>
          </table:table-cell>
          <table:table-cell table:style-name="ce117" office:value-type="float" office:value="78740" calcext:value-type="float">
            <text:p><text:s text:c="3"/>78,740</text:p>
          </table:table-cell>
          <table:table-cell table:style-name="ce127" office:value-type="float" office:value="14.94" calcext:value-type="float">
            <text:p><text:s text:c="3"/>14.94</text:p>
          </table:table-cell>
          <table:table-cell table:style-name="ce117" office:value-type="float" office:value="376962" calcext:value-type="float">
            <text:p><text:s text:c="3"/>376,962</text:p>
          </table:table-cell>
          <table:table-cell table:style-name="ce127" office:value-type="float" office:value="71.54" calcext:value-type="float">
            <text:p><text:s text:c="3"/>71.54</text:p>
          </table:table-cell>
          <table:table-cell table:style-name="ce117" office:value-type="float" office:value="71209" calcext:value-type="float">
            <text:p><text:s text:c="3"/>71,209</text:p>
          </table:table-cell>
          <table:table-cell table:style-name="ce127" office:value-type="float" office:value="13.51" calcext:value-type="float">
            <text:p><text:s text:c="3"/>13.51</text:p>
          </table:table-cell>
          <table:table-cell table:style-name="ce117" office:value-type="float" office:value="410812" calcext:value-type="float">
            <text:p><text:s text:c="3"/>410,812</text:p>
          </table:table-cell>
          <table:table-cell table:style-name="ce137" office:value-type="float" office:value="77.97" calcext:value-type="float">
            <text:p><text:s text:c="3"/>77.97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7" office:value-type="float" office:value="717915" calcext:value-type="float">
            <text:p><text:s text:c="3"/>717,915</text:p>
          </table:table-cell>
          <table:table-cell table:style-name="ce117" office:value-type="float" office:value="109856" calcext:value-type="float">
            <text:p><text:s text:c="3"/>109,856</text:p>
          </table:table-cell>
          <table:table-cell table:style-name="ce127" office:value-type="float" office:value="15.3" calcext:value-type="float">
            <text:p><text:s text:c="3"/>15.30</text:p>
          </table:table-cell>
          <table:table-cell table:style-name="ce117" office:value-type="float" office:value="500096" calcext:value-type="float">
            <text:p><text:s text:c="3"/>500,096</text:p>
          </table:table-cell>
          <table:table-cell table:style-name="ce127" office:value-type="float" office:value="69.66" calcext:value-type="float">
            <text:p><text:s text:c="3"/>69.66</text:p>
          </table:table-cell>
          <table:table-cell table:style-name="ce117" office:value-type="float" office:value="107963" calcext:value-type="float">
            <text:p><text:s text:c="3"/>107,963</text:p>
          </table:table-cell>
          <table:table-cell table:style-name="ce127" office:value-type="float" office:value="15.04" calcext:value-type="float">
            <text:p><text:s text:c="3"/>15.04</text:p>
          </table:table-cell>
          <table:table-cell table:style-name="ce117" office:value-type="float" office:value="562922" calcext:value-type="float">
            <text:p><text:s text:c="3"/>562,922</text:p>
          </table:table-cell>
          <table:table-cell table:style-name="ce137" office:value-type="float" office:value="78.41" calcext:value-type="float">
            <text:p><text:s text:c="3"/>78.41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7" office:value-type="float" office:value="543738" calcext:value-type="float">
            <text:p><text:s text:c="3"/>543,738</text:p>
          </table:table-cell>
          <table:table-cell table:style-name="ce117" office:value-type="float" office:value="76760" calcext:value-type="float">
            <text:p><text:s text:c="3"/>76,760</text:p>
          </table:table-cell>
          <table:table-cell table:style-name="ce127" office:value-type="float" office:value="14.12" calcext:value-type="float">
            <text:p><text:s text:c="3"/>14.12</text:p>
          </table:table-cell>
          <table:table-cell table:style-name="ce117" office:value-type="float" office:value="381905" calcext:value-type="float">
            <text:p><text:s text:c="3"/>381,905</text:p>
          </table:table-cell>
          <table:table-cell table:style-name="ce127" office:value-type="float" office:value="70.24" calcext:value-type="float">
            <text:p><text:s text:c="3"/>70.24</text:p>
          </table:table-cell>
          <table:table-cell table:style-name="ce117" office:value-type="float" office:value="85073" calcext:value-type="float">
            <text:p><text:s text:c="3"/>85,073</text:p>
          </table:table-cell>
          <table:table-cell table:style-name="ce127" office:value-type="float" office:value="15.65" calcext:value-type="float">
            <text:p><text:s text:c="3"/>15.65</text:p>
          </table:table-cell>
          <table:table-cell table:style-name="ce117" office:value-type="float" office:value="432093" calcext:value-type="float">
            <text:p><text:s text:c="3"/>432,093</text:p>
          </table:table-cell>
          <table:table-cell table:style-name="ce137" office:value-type="float" office:value="79.47" calcext:value-type="float">
            <text:p><text:s text:c="3"/>79.47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7" office:value-type="float" office:value="1101877" calcext:value-type="float">
            <text:p><text:s text:c="3"/>1,101,877</text:p>
          </table:table-cell>
          <table:table-cell table:style-name="ce117" office:value-type="float" office:value="153422" calcext:value-type="float">
            <text:p><text:s text:c="3"/>153,422</text:p>
          </table:table-cell>
          <table:table-cell table:style-name="ce127" office:value-type="float" office:value="13.92" calcext:value-type="float">
            <text:p><text:s text:c="3"/>13.92</text:p>
          </table:table-cell>
          <table:table-cell table:style-name="ce117" office:value-type="float" office:value="805918" calcext:value-type="float">
            <text:p><text:s text:c="3"/>805,918</text:p>
          </table:table-cell>
          <table:table-cell table:style-name="ce127" office:value-type="float" office:value="73.14" calcext:value-type="float">
            <text:p><text:s text:c="3"/>73.14</text:p>
          </table:table-cell>
          <table:table-cell table:style-name="ce117" office:value-type="float" office:value="142537" calcext:value-type="float">
            <text:p><text:s text:c="3"/>142,537</text:p>
          </table:table-cell>
          <table:table-cell table:style-name="ce127" office:value-type="float" office:value="12.94" calcext:value-type="float">
            <text:p><text:s text:c="3"/>12.94</text:p>
          </table:table-cell>
          <table:table-cell table:style-name="ce117" office:value-type="float" office:value="874646" calcext:value-type="float">
            <text:p><text:s text:c="3"/>874,646</text:p>
          </table:table-cell>
          <table:table-cell table:style-name="ce137" office:value-type="float" office:value="79.38" calcext:value-type="float">
            <text:p><text:s text:c="3"/>79.3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7" office:value-type="float" office:value="1243273" calcext:value-type="float">
            <text:p><text:s text:c="3"/>1,243,273</text:p>
          </table:table-cell>
          <table:table-cell table:style-name="ce117" office:value-type="float" office:value="180140" calcext:value-type="float">
            <text:p><text:s text:c="3"/>180,140</text:p>
          </table:table-cell>
          <table:table-cell table:style-name="ce127" office:value-type="float" office:value="14.49" calcext:value-type="float">
            <text:p><text:s text:c="3"/>14.49</text:p>
          </table:table-cell>
          <table:table-cell table:style-name="ce117" office:value-type="float" office:value="933392" calcext:value-type="float">
            <text:p><text:s text:c="3"/>933,392</text:p>
          </table:table-cell>
          <table:table-cell table:style-name="ce127" office:value-type="float" office:value="75.08" calcext:value-type="float">
            <text:p><text:s text:c="3"/>75.08</text:p>
          </table:table-cell>
          <table:table-cell table:style-name="ce117" office:value-type="float" office:value="129741" calcext:value-type="float">
            <text:p><text:s text:c="3"/>129,741</text:p>
          </table:table-cell>
          <table:table-cell table:style-name="ce127" office:value-type="float" office:value="10.44" calcext:value-type="float">
            <text:p><text:s text:c="3"/>10.44</text:p>
          </table:table-cell>
          <table:table-cell table:style-name="ce117" office:value-type="float" office:value="977236" calcext:value-type="float">
            <text:p><text:s text:c="3"/>977,236</text:p>
          </table:table-cell>
          <table:table-cell table:style-name="ce137" office:value-type="float" office:value="78.6" calcext:value-type="float">
            <text:p><text:s text:c="3"/>78.60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7" office:value-type="float" office:value="874696" calcext:value-type="float">
            <text:p><text:s text:c="3"/>874,696</text:p>
          </table:table-cell>
          <table:table-cell table:style-name="ce117" office:value-type="float" office:value="128345" calcext:value-type="float">
            <text:p><text:s text:c="3"/>128,345</text:p>
          </table:table-cell>
          <table:table-cell table:style-name="ce127" office:value-type="float" office:value="14.67" calcext:value-type="float">
            <text:p><text:s text:c="3"/>14.67</text:p>
          </table:table-cell>
          <table:table-cell table:style-name="ce117" office:value-type="float" office:value="636217" calcext:value-type="float">
            <text:p><text:s text:c="3"/>636,217</text:p>
          </table:table-cell>
          <table:table-cell table:style-name="ce127" office:value-type="float" office:value="72.74" calcext:value-type="float">
            <text:p><text:s text:c="3"/>72.74</text:p>
          </table:table-cell>
          <table:table-cell table:style-name="ce117" office:value-type="float" office:value="110134" calcext:value-type="float">
            <text:p><text:s text:c="3"/>110,134</text:p>
          </table:table-cell>
          <table:table-cell table:style-name="ce127" office:value-type="float" office:value="12.59" calcext:value-type="float">
            <text:p><text:s text:c="3"/>12.59</text:p>
          </table:table-cell>
          <table:table-cell table:style-name="ce117" office:value-type="float" office:value="685650" calcext:value-type="float">
            <text:p><text:s text:c="3"/>685,650</text:p>
          </table:table-cell>
          <table:table-cell table:style-name="ce137" office:value-type="float" office:value="78.39" calcext:value-type="float">
            <text:p><text:s text:c="3"/>78.3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7" office:value-type="float" office:value="230832" calcext:value-type="float">
            <text:p><text:s text:c="3"/>230,832</text:p>
          </table:table-cell>
          <table:table-cell table:style-name="ce117" office:value-type="float" office:value="35629" calcext:value-type="float">
            <text:p><text:s text:c="3"/>35,629</text:p>
          </table:table-cell>
          <table:table-cell table:style-name="ce127" office:value-type="float" office:value="15.44" calcext:value-type="float">
            <text:p><text:s text:c="3"/>15.44</text:p>
          </table:table-cell>
          <table:table-cell table:style-name="ce117" office:value-type="float" office:value="165093" calcext:value-type="float">
            <text:p><text:s text:c="3"/>165,093</text:p>
          </table:table-cell>
          <table:table-cell table:style-name="ce127" office:value-type="float" office:value="71.52" calcext:value-type="float">
            <text:p><text:s text:c="3"/>71.52</text:p>
          </table:table-cell>
          <table:table-cell table:style-name="ce117" office:value-type="float" office:value="30110" calcext:value-type="float">
            <text:p><text:s text:c="3"/>30,110</text:p>
          </table:table-cell>
          <table:table-cell table:style-name="ce127" office:value-type="float" office:value="13.04" calcext:value-type="float">
            <text:p><text:s text:c="3"/>13.04</text:p>
          </table:table-cell>
          <table:table-cell table:style-name="ce117" office:value-type="float" office:value="179515" calcext:value-type="float">
            <text:p><text:s text:c="3"/>179,515</text:p>
          </table:table-cell>
          <table:table-cell table:style-name="ce137" office:value-type="float" office:value="77.77" calcext:value-type="float">
            <text:p><text:s text:c="3"/>77.77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7" office:value-type="float" office:value="339092" calcext:value-type="float">
            <text:p><text:s text:c="3"/>339,092</text:p>
          </table:table-cell>
          <table:table-cell table:style-name="ce117" office:value-type="float" office:value="51458" calcext:value-type="float">
            <text:p><text:s text:c="3"/>51,458</text:p>
          </table:table-cell>
          <table:table-cell table:style-name="ce127" office:value-type="float" office:value="15.18" calcext:value-type="float">
            <text:p><text:s text:c="3"/>15.18</text:p>
          </table:table-cell>
          <table:table-cell table:style-name="ce117" office:value-type="float" office:value="245238" calcext:value-type="float">
            <text:p><text:s text:c="3"/>245,238</text:p>
          </table:table-cell>
          <table:table-cell table:style-name="ce127" office:value-type="float" office:value="72.32" calcext:value-type="float">
            <text:p><text:s text:c="3"/>72.32</text:p>
          </table:table-cell>
          <table:table-cell table:style-name="ce117" office:value-type="float" office:value="42396" calcext:value-type="float">
            <text:p><text:s text:c="3"/>42,396</text:p>
          </table:table-cell>
          <table:table-cell table:style-name="ce127" office:value-type="float" office:value="12.5" calcext:value-type="float">
            <text:p><text:s text:c="3"/>12.50</text:p>
          </table:table-cell>
          <table:table-cell table:style-name="ce117" office:value-type="float" office:value="263600" calcext:value-type="float">
            <text:p><text:s text:c="3"/>263,600</text:p>
          </table:table-cell>
          <table:table-cell table:style-name="ce137" office:value-type="float" office:value="77.74" calcext:value-type="float">
            <text:p><text:s text:c="3"/>77.74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7" office:value-type="float" office:value="96711" calcext:value-type="float">
            <text:p><text:s text:c="3"/>96,711</text:p>
          </table:table-cell>
          <table:table-cell table:style-name="ce117" office:value-type="float" office:value="13256" calcext:value-type="float">
            <text:p><text:s text:c="3"/>13,256</text:p>
          </table:table-cell>
          <table:table-cell table:style-name="ce127" office:value-type="float" office:value="13.71" calcext:value-type="float">
            <text:p><text:s text:c="3"/>13.71</text:p>
          </table:table-cell>
          <table:table-cell table:style-name="ce117" office:value-type="float" office:value="69430" calcext:value-type="float">
            <text:p><text:s text:c="3"/>69,430</text:p>
          </table:table-cell>
          <table:table-cell table:style-name="ce127" office:value-type="float" office:value="71.79" calcext:value-type="float">
            <text:p><text:s text:c="3"/>71.79</text:p>
          </table:table-cell>
          <table:table-cell table:style-name="ce117" office:value-type="float" office:value="14025" calcext:value-type="float">
            <text:p><text:s text:c="3"/>14,025</text:p>
          </table:table-cell>
          <table:table-cell table:style-name="ce127" office:value-type="float" office:value="14.5" calcext:value-type="float">
            <text:p><text:s text:c="3"/>14.50</text:p>
          </table:table-cell>
          <table:table-cell table:style-name="ce117" office:value-type="float" office:value="77051" calcext:value-type="float">
            <text:p><text:s text:c="3"/>77,051</text:p>
          </table:table-cell>
          <table:table-cell table:style-name="ce137" office:value-type="float" office:value="79.67" calcext:value-type="float">
            <text:p><text:s text:c="3"/>79.67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7" office:value-type="float" office:value="384590" calcext:value-type="float">
            <text:p><text:s text:c="3"/>384,590</text:p>
          </table:table-cell>
          <table:table-cell table:style-name="ce117" office:value-type="float" office:value="55118" calcext:value-type="float">
            <text:p><text:s text:c="3"/>55,118</text:p>
          </table:table-cell>
          <table:table-cell table:style-name="ce127" office:value-type="float" office:value="14.33" calcext:value-type="float">
            <text:p><text:s text:c="3"/>14.33</text:p>
          </table:table-cell>
          <table:table-cell table:style-name="ce117" office:value-type="float" office:value="287126" calcext:value-type="float">
            <text:p><text:s text:c="3"/>287,126</text:p>
          </table:table-cell>
          <table:table-cell table:style-name="ce127" office:value-type="float" office:value="74.66" calcext:value-type="float">
            <text:p><text:s text:c="3"/>74.66</text:p>
          </table:table-cell>
          <table:table-cell table:style-name="ce117" office:value-type="float" office:value="42346" calcext:value-type="float">
            <text:p><text:s text:c="3"/>42,346</text:p>
          </table:table-cell>
          <table:table-cell table:style-name="ce127" office:value-type="float" office:value="11.01" calcext:value-type="float">
            <text:p><text:s text:c="3"/>11.01</text:p>
          </table:table-cell>
          <table:table-cell table:style-name="ce117" office:value-type="float" office:value="301968" calcext:value-type="float">
            <text:p><text:s text:c="3"/>301,968</text:p>
          </table:table-cell>
          <table:table-cell table:style-name="ce137" office:value-type="float" office:value="78.52" calcext:value-type="float">
            <text:p><text:s text:c="3"/>78.52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7" office:value-type="float" office:value="414682" calcext:value-type="float">
            <text:p><text:s text:c="3"/>414,682</text:p>
          </table:table-cell>
          <table:table-cell table:style-name="ce117" office:value-type="float" office:value="79759" calcext:value-type="float">
            <text:p><text:s text:c="3"/>79,759</text:p>
          </table:table-cell>
          <table:table-cell table:style-name="ce127" office:value-type="float" office:value="19.23" calcext:value-type="float">
            <text:p><text:s text:c="3"/>19.23</text:p>
          </table:table-cell>
          <table:table-cell table:style-name="ce117" office:value-type="float" office:value="296068" calcext:value-type="float">
            <text:p><text:s text:c="3"/>296,068</text:p>
          </table:table-cell>
          <table:table-cell table:style-name="ce127" office:value-type="float" office:value="71.4" calcext:value-type="float">
            <text:p><text:s text:c="3"/>71.40</text:p>
          </table:table-cell>
          <table:table-cell table:style-name="ce117" office:value-type="float" office:value="38855" calcext:value-type="float">
            <text:p><text:s text:c="3"/>38,855</text:p>
          </table:table-cell>
          <table:table-cell table:style-name="ce127" office:value-type="float" office:value="9.37" calcext:value-type="float">
            <text:p><text:s text:c="3"/>9.37</text:p>
          </table:table-cell>
          <table:table-cell table:style-name="ce117" office:value-type="float" office:value="306621" calcext:value-type="float">
            <text:p><text:s text:c="3"/>306,621</text:p>
          </table:table-cell>
          <table:table-cell table:style-name="ce137" office:value-type="float" office:value="73.94" calcext:value-type="float">
            <text:p><text:s text:c="3"/>73.94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7" office:value-type="float" office:value="1081487" calcext:value-type="float">
            <text:p><text:s text:c="3"/>1,081,487</text:p>
          </table:table-cell>
          <table:table-cell table:style-name="ce117" office:value-type="float" office:value="191820" calcext:value-type="float">
            <text:p><text:s text:c="3"/>191,820</text:p>
          </table:table-cell>
          <table:table-cell table:style-name="ce127" office:value-type="float" office:value="17.74" calcext:value-type="float">
            <text:p><text:s text:c="3"/>17.74</text:p>
          </table:table-cell>
          <table:table-cell table:style-name="ce117" office:value-type="float" office:value="800782" calcext:value-type="float">
            <text:p><text:s text:c="3"/>800,782</text:p>
          </table:table-cell>
          <table:table-cell table:style-name="ce127" office:value-type="float" office:value="74.04" calcext:value-type="float">
            <text:p><text:s text:c="3"/>74.04</text:p>
          </table:table-cell>
          <table:table-cell table:style-name="ce117" office:value-type="float" office:value="88885" calcext:value-type="float">
            <text:p><text:s text:c="3"/>88,885</text:p>
          </table:table-cell>
          <table:table-cell table:style-name="ce127" office:value-type="float" office:value="8.22" calcext:value-type="float">
            <text:p><text:s text:c="3"/>8.22</text:p>
          </table:table-cell>
          <table:table-cell table:style-name="ce117" office:value-type="float" office:value="809345" calcext:value-type="float">
            <text:p><text:s text:c="3"/>809,345</text:p>
          </table:table-cell>
          <table:table-cell table:style-name="ce137" office:value-type="float" office:value="74.84" calcext:value-type="float">
            <text:p><text:s text:c="3"/>74.84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7" office:value-type="float" office:value="272523" calcext:value-type="float">
            <text:p><text:s text:c="3"/>272,523</text:p>
          </table:table-cell>
          <table:table-cell table:style-name="ce117" office:value-type="float" office:value="47955" calcext:value-type="float">
            <text:p><text:s text:c="3"/>47,955</text:p>
          </table:table-cell>
          <table:table-cell table:style-name="ce127" office:value-type="float" office:value="17.6" calcext:value-type="float">
            <text:p><text:s text:c="3"/>17.60</text:p>
          </table:table-cell>
          <table:table-cell table:style-name="ce117" office:value-type="float" office:value="194723" calcext:value-type="float">
            <text:p><text:s text:c="3"/>194,723</text:p>
          </table:table-cell>
          <table:table-cell table:style-name="ce127" office:value-type="float" office:value="71.45" calcext:value-type="float">
            <text:p><text:s text:c="3"/>71.45</text:p>
          </table:table-cell>
          <table:table-cell table:style-name="ce117" office:value-type="float" office:value="29845" calcext:value-type="float">
            <text:p><text:s text:c="3"/>29,845</text:p>
          </table:table-cell>
          <table:table-cell table:style-name="ce127" office:value-type="float" office:value="10.95" calcext:value-type="float">
            <text:p><text:s text:c="3"/>10.95</text:p>
          </table:table-cell>
          <table:table-cell table:style-name="ce117" office:value-type="float" office:value="204815" calcext:value-type="float">
            <text:p><text:s text:c="3"/>204,815</text:p>
          </table:table-cell>
          <table:table-cell table:style-name="ce137" office:value-type="float" office:value="75.16" calcext:value-type="float">
            <text:p><text:s text:c="3"/>75.16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7" office:value-type="float" office:value="771942" calcext:value-type="float">
            <text:p><text:s text:c="3"/>771,942</text:p>
          </table:table-cell>
          <table:table-cell table:style-name="ce117" office:value-type="float" office:value="121183" calcext:value-type="float">
            <text:p><text:s text:c="3"/>121,183</text:p>
          </table:table-cell>
          <table:table-cell table:style-name="ce127" office:value-type="float" office:value="15.7" calcext:value-type="float">
            <text:p><text:s text:c="3"/>15.70</text:p>
          </table:table-cell>
          <table:table-cell table:style-name="ce117" office:value-type="float" office:value="576202" calcext:value-type="float">
            <text:p><text:s text:c="3"/>576,202</text:p>
          </table:table-cell>
          <table:table-cell table:style-name="ce127" office:value-type="float" office:value="74.64" calcext:value-type="float">
            <text:p><text:s text:c="3"/>74.64</text:p>
          </table:table-cell>
          <table:table-cell table:style-name="ce117" office:value-type="float" office:value="74557" calcext:value-type="float">
            <text:p><text:s text:c="3"/>74,557</text:p>
          </table:table-cell>
          <table:table-cell table:style-name="ce127" office:value-type="float" office:value="9.66" calcext:value-type="float">
            <text:p><text:s text:c="3"/>9.66</text:p>
          </table:table-cell>
          <table:table-cell table:style-name="ce117" office:value-type="float" office:value="597491" calcext:value-type="float">
            <text:p><text:s text:c="3"/>597,491</text:p>
          </table:table-cell>
          <table:table-cell table:style-name="ce137" office:value-type="float" office:value="77.4" calcext:value-type="float">
            <text:p><text:s text:c="3"/>77.40</text:p>
          </table:table-cell>
          <table:table-cell table:style-name="ce110" table:number-columns-repeated="1014"/>
        </table:table-row>
        <table:table-row table:style-name="ro24">
          <table:table-cell table:style-name="ce106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7" office:value-type="float" office:value="2613071" calcext:value-type="float">
            <text:p><text:s text:c="3"/>2,613,071</text:p>
          </table:table-cell>
          <table:table-cell table:style-name="ce117" office:value-type="float" office:value="385028" calcext:value-type="float">
            <text:p><text:s text:c="3"/>385,028</text:p>
          </table:table-cell>
          <table:table-cell table:style-name="ce127" office:value-type="float" office:value="14.73" calcext:value-type="float">
            <text:p><text:s text:c="3"/>14.73</text:p>
          </table:table-cell>
          <table:table-cell table:style-name="ce117" office:value-type="float" office:value="1896964" calcext:value-type="float">
            <text:p><text:s text:c="3"/>1,896,964</text:p>
          </table:table-cell>
          <table:table-cell table:style-name="ce127" office:value-type="float" office:value="72.6" calcext:value-type="float">
            <text:p><text:s text:c="3"/>72.60</text:p>
          </table:table-cell>
          <table:table-cell table:style-name="ce117" office:value-type="float" office:value="331079" calcext:value-type="float">
            <text:p><text:s text:c="3"/>331,079</text:p>
          </table:table-cell>
          <table:table-cell table:style-name="ce127" office:value-type="float" office:value="12.67" calcext:value-type="float">
            <text:p><text:s text:c="3"/>12.67</text:p>
          </table:table-cell>
          <table:table-cell table:style-name="ce117" office:value-type="float" office:value="2069454" calcext:value-type="float">
            <text:p><text:s text:c="3"/>2,069,454</text:p>
          </table:table-cell>
          <table:table-cell table:style-name="ce137" office:value-type="float" office:value="79.2" calcext:value-type="float">
            <text:p><text:s text:c="3"/>79.20</text:p>
          </table:table-cell>
          <table:table-cell table:style-name="ce110" table:number-columns-repeated="1014"/>
        </table:table-row>
        <table:table-row table:style-name="ro4">
          <table:table-cell table:style-name="ce106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7" office:value-type="float" office:value="1529719" calcext:value-type="float">
            <text:p><text:s text:c="3"/>1,529,719</text:p>
          </table:table-cell>
          <table:table-cell table:style-name="ce117" office:value-type="float" office:value="231986" calcext:value-type="float">
            <text:p><text:s text:c="3"/>231,986</text:p>
          </table:table-cell>
          <table:table-cell table:style-name="ce127" office:value-type="float" office:value="15.17" calcext:value-type="float">
            <text:p><text:s text:c="3"/>15.17</text:p>
          </table:table-cell>
          <table:table-cell table:style-name="ce117" office:value-type="float" office:value="1143223" calcext:value-type="float">
            <text:p><text:s text:c="3"/>1,143,223</text:p>
          </table:table-cell>
          <table:table-cell table:style-name="ce127" office:value-type="float" office:value="74.73" calcext:value-type="float">
            <text:p><text:s text:c="3"/>74.73</text:p>
          </table:table-cell>
          <table:table-cell table:style-name="ce117" office:value-type="float" office:value="154510" calcext:value-type="float">
            <text:p><text:s text:c="3"/>154,510</text:p>
          </table:table-cell>
          <table:table-cell table:style-name="ce127" office:value-type="float" office:value="10.1" calcext:value-type="float">
            <text:p><text:s text:c="3"/>10.10</text:p>
          </table:table-cell>
          <table:table-cell table:style-name="ce117" office:value-type="float" office:value="1196842" calcext:value-type="float">
            <text:p><text:s text:c="3"/>1,196,842</text:p>
          </table:table-cell>
          <table:table-cell table:style-name="ce137" office:value-type="float" office:value="78.24" calcext:value-type="float">
            <text:p><text:s text:c="3"/>78.24</text:p>
          </table:table-cell>
          <table:table-cell table:style-name="ce110" table:number-columns-repeated="1014"/>
        </table:table-row>
        <table:table-row table:style-name="ro24">
          <table:table-cell table:style-name="ce106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7" office:value-type="float" office:value="106553" calcext:value-type="float">
            <text:p><text:s text:c="3"/>106,553</text:p>
          </table:table-cell>
          <table:table-cell table:style-name="ce117" office:value-type="float" office:value="14257" calcext:value-type="float">
            <text:p><text:s text:c="3"/>14,257</text:p>
          </table:table-cell>
          <table:table-cell table:style-name="ce127" office:value-type="float" office:value="13.38" calcext:value-type="float">
            <text:p><text:s text:c="3"/>13.38</text:p>
          </table:table-cell>
          <table:table-cell table:style-name="ce117" office:value-type="float" office:value="79732" calcext:value-type="float">
            <text:p><text:s text:c="3"/>79,732</text:p>
          </table:table-cell>
          <table:table-cell table:style-name="ce127" office:value-type="float" office:value="74.83" calcext:value-type="float">
            <text:p><text:s text:c="3"/>74.83</text:p>
          </table:table-cell>
          <table:table-cell table:style-name="ce117" office:value-type="float" office:value="12564" calcext:value-type="float">
            <text:p><text:s text:c="3"/>12,564</text:p>
          </table:table-cell>
          <table:table-cell table:style-name="ce127" office:value-type="float" office:value="11.79" calcext:value-type="float">
            <text:p><text:s text:c="3"/>11.79</text:p>
          </table:table-cell>
          <table:table-cell table:style-name="ce117" office:value-type="float" office:value="85318" calcext:value-type="float">
            <text:p><text:s text:c="3"/>85,318</text:p>
          </table:table-cell>
          <table:table-cell table:style-name="ce137" office:value-type="float" office:value="80.07" calcext:value-type="float">
            <text:p><text:s text:c="3"/>80.07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7" office:value-type="float" office:value="96622" calcext:value-type="float">
            <text:p><text:s text:c="3"/>96,622</text:p>
          </table:table-cell>
          <table:table-cell table:style-name="ce117" office:value-type="float" office:value="12821" calcext:value-type="float">
            <text:p><text:s text:c="3"/>12,821</text:p>
          </table:table-cell>
          <table:table-cell table:style-name="ce127" office:value-type="float" office:value="13.27" calcext:value-type="float">
            <text:p><text:s text:c="3"/>13.27</text:p>
          </table:table-cell>
          <table:table-cell table:style-name="ce117" office:value-type="float" office:value="72178" calcext:value-type="float">
            <text:p><text:s text:c="3"/>72,178</text:p>
          </table:table-cell>
          <table:table-cell table:style-name="ce127" office:value-type="float" office:value="74.7" calcext:value-type="float">
            <text:p><text:s text:c="3"/>74.70</text:p>
          </table:table-cell>
          <table:table-cell table:style-name="ce117" office:value-type="float" office:value="11623" calcext:value-type="float">
            <text:p><text:s text:c="3"/>11,623</text:p>
          </table:table-cell>
          <table:table-cell table:style-name="ce127" office:value-type="float" office:value="12.03" calcext:value-type="float">
            <text:p><text:s text:c="3"/>12.03</text:p>
          </table:table-cell>
          <table:table-cell table:style-name="ce117" office:value-type="float" office:value="77463" calcext:value-type="float">
            <text:p><text:s text:c="3"/>77,463</text:p>
          </table:table-cell>
          <table:table-cell table:style-name="ce137" office:value-type="float" office:value="80.17" calcext:value-type="float">
            <text:p><text:s text:c="3"/>80.17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7" office:value-type="float" office:value="9931" calcext:value-type="float">
            <text:p><text:s text:c="3"/>9,931</text:p>
          </table:table-cell>
          <table:table-cell table:style-name="ce117" office:value-type="float" office:value="1436" calcext:value-type="float">
            <text:p><text:s text:c="3"/>1,436</text:p>
          </table:table-cell>
          <table:table-cell table:style-name="ce127" office:value-type="float" office:value="14.46" calcext:value-type="float">
            <text:p><text:s text:c="3"/>14.46</text:p>
          </table:table-cell>
          <table:table-cell table:style-name="ce117" office:value-type="float" office:value="7554" calcext:value-type="float">
            <text:p><text:s text:c="3"/>7,554</text:p>
          </table:table-cell>
          <table:table-cell table:style-name="ce127" office:value-type="float" office:value="76.06" calcext:value-type="float">
            <text:p><text:s text:c="3"/>76.06</text:p>
          </table:table-cell>
          <table:table-cell table:style-name="ce117" office:value-type="float" office:value="941" calcext:value-type="float">
            <text:p><text:s text:c="3"/>941</text:p>
          </table:table-cell>
          <table:table-cell table:style-name="ce127" office:value-type="float" office:value="9.48" calcext:value-type="float">
            <text:p><text:s text:c="3"/>9.48</text:p>
          </table:table-cell>
          <table:table-cell table:style-name="ce117" office:value-type="float" office:value="7855" calcext:value-type="float">
            <text:p><text:s text:c="3"/>7,855</text:p>
          </table:table-cell>
          <table:table-cell table:style-name="ce137" office:value-type="float" office:value="79.1" calcext:value-type="float">
            <text:p><text:s text:c="3"/>79.10</text:p>
          </table:table-cell>
          <table:table-cell table:style-name="ce110" table:number-columns-repeated="1014"/>
        </table:table-row>
        <table:table-row table:style-name="ro25">
          <table:table-cell table:style-name="ce108"/>
          <table:table-cell table:style-name="ce118" table:number-columns-repeated="2"/>
          <table:table-cell table:style-name="ce128"/>
          <table:table-cell table:style-name="ce130"/>
          <table:table-cell table:style-name="ce128"/>
          <table:table-cell table:style-name="ce118"/>
          <table:table-cell table:style-name="ce128"/>
          <table:table-cell table:style-name="ce118"/>
          <table:table-cell table:style-name="ce138"/>
          <table:table-cell table:style-name="ce110" table:number-columns-repeated="1014"/>
        </table:table-row>
        <table:table-row table:style-name="ro19">
          <table:table-cell table:number-columns-repeated="8"/>
          <table:table-cell table:style-name="ce110"/>
          <table:table-cell table:style-name="ce139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11 </text:span><text:span text:style-name="T19">月</text:span><text:span text:style-name="T18"> 3 </text:span><text:span text:style-name="T19">日</text:span><text:span text:style-name="T18"> </text:span><text:span text:style-name="T19">編製</text:span></text:p>
          </table:table-cell>
          <table:table-cell table:style-name="ce110" table:number-columns-repeated="1014"/>
        </table:table-row>
        <table:table-row table:style-name="ro11">
          <table:table-cell table:style-name="ce110" table:number-columns-repeated="102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－ 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–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–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10" style:display-name="一般_新表七+表九-公式99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1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76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1:54:18</meta:creation-date>
    <dc:creator>user</dc:creator>
    <dc:date>2010-11-04T17:52:44</dc:date>
    <meta:document-statistic meta:table-count="4" meta:cell-count="144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5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5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5" chart:label-cell-address="'data-1'.D3:'data-1'.D3" chart:class="chart:area">
            <chart:regression-curve chart:style-name="ch8"/>
            <chart:data-point chart:repeated="142"/>
          </chart:series>
          <chart:series chart:style-name="ch9" chart:values-cell-range-address="'data-1'.C4:'data-1'.C145" chart:label-cell-address="'data-1'.C3:'data-1'.C3" chart:class="chart:area">
            <chart:regression-curve chart:style-name="ch10"/>
            <chart:data-point chart:repeated="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5</svg:desc>
                </draw:g>
              </table:table-cell>
              <table:table-cell office:value-type="float" office:value="5.74">
                <text:p>5.74</text:p>
                <draw:g>
                  <svg:desc>'data-1'.D4:'data-1'.D145</svg:desc>
                </draw:g>
              </table:table-cell>
              <table:table-cell office:value-type="float" office:value="11.71">
                <text:p>11.71</text:p>
                <draw:g>
                  <svg:desc>'data-1'.C4:'data-1'.C14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5 'data-1'.D3:'data-1'.D3 'data-1'.D4:'data-1'.D145 'data-1'.C3:'data-1'.C3 'data-1'.C4:'data-1'.C1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10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10月戶口統計資料分析</text:span></text:p>
      <text:p text:style-name="P2">內政部戶政司</text:p>
      <text:p text:style-name="P3"><text:span text:style-name="T5">99年11月3日</text:span></text:p>
      <text:p text:style-name="P4"><text:span text:style-name="T7">一、依據戶籍登記資料，截至</text:span><text:span text:style-name="T7">99年10月底</text:span><text:span text:style-name="T7">止，共有7</text:span><text:span text:style-name="T7">,</text:span><text:span text:style-name="T7">923,934戶，與上年同月比較增加</text:span><text:span text:style-name="T7">1</text:span><text:span text:style-name="T7">38,899戶</text:span><text:span text:style-name="T7">，</text:span><text:span text:style-name="T7">增加率為1.78%。就縣市別言，以臺北縣</text:span><text:span text:style-name="T7">1,</text:span><text:span text:style-name="T7">402,627戶最多，占總戶數</text:span><text:span text:style-name="T7">17.</text:span><text:span text:style-name="T7">70%</text:span><text:span text:style-name="T7">，</text:span><text:span text:style-name="T7">其次為臺北市981,817戶，占</text:span><text:span text:style-name="T7">1</text:span><text:span text:style-name="T7">2.39%，再其次為桃園縣672,347戶，占8.49%。</text:span></text:p>
      <text:p text:style-name="P5"><text:span text:style-name="T7">二、</text:span><text:span text:style-name="T9">99年10月底</text:span><text:span text:style-name="T9">人口數為</text:span><text:span text:style-name="T9">2</text:span><text:span text:style-name="T9">3</text:span><text:span text:style-name="T9">,</text:span><text:span text:style-name="T9">150,923人，與上年同月比較增加52,874人</text:span><text:span text:style-name="T9">，</text:span><text:span text:style-name="T9">人口增加率為2.29</text:span><text:span text:style-name="T9">‰</text:span><text:span text:style-name="T9">，平均每天增加145人</text:span><text:span text:style-name="T9">。</text:span><text:span text:style-name="T9">就縣市別言</text:span><text:span text:style-name="T9">，</text:span><text:span text:style-name="T9">與上年同月比較人口增加率最高者為金門縣43.41</text:span><text:span text:style-name="T9">‰</text:span><text:span text:style-name="T9">，其次為桃園縣13.56</text:span><text:span text:style-name="T9">‰</text:span><text:span text:style-name="T9">，再其次為新竹市10.44</text:span><text:span text:style-name="T9">‰</text:span><text:span text:style-name="T9">；至於基隆市反而減少10.17</text:span><text:span text:style-name="T9">‰</text:span><text:span text:style-name="T9">，其次為屏東縣減少8.93</text:span><text:span text:style-name="T9">‰</text:span><text:span text:style-name="T9">，再其次為南投縣減少7.27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10月底</text:span><text:span text:style-name="T9">男性人口為</text:span><text:span text:style-name="T9">11,</text:span><text:span text:style-name="T9">633,580人，女性人口為</text:span><text:span text:style-name="T9">11,</text:span><text:span text:style-name="T9">517,343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高雄市及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10月</text:span><text:span text:style-name="T9">嬰兒出生數為13,487人，平均約每3.3分鐘出生一個嬰兒；折合年粗出生率為6.86</text:span><text:span text:style-name="T9">‰</text:span><text:span text:style-name="T9">，較上年同月減少2.10個千分點。就縣市別言，</text:span><text:span text:style-name="T11">粗出生率最高為</text:span><text:span text:style-name="T14">金門縣</text:span><text:span text:style-name="T9">之11.36</text:span><text:span text:style-name="T9">‰</text:span><text:span text:style-name="T9">，</text:span><text:span text:style-name="T14">其次為新竹市</text:span><text:span text:style-name="T9">10.77</text:span><text:span text:style-name="T9">‰</text:span><text:span text:style-name="T9">，再其</text:span><text:span text:style-name="T11">次為新竹縣9.47</text:span><text:span text:style-name="T11">‰</text:span><text:span text:style-name="T11">；最低為</text:span><text:span text:style-name="T13">基隆市</text:span><text:span text:style-name="T11">5.11</text:span><text:span text:style-name="T11">‰</text:span><text:span text:style-name="T11">，</text:span><text:span text:style-name="T13">其次為澎湖縣</text:span><text:span text:style-name="T11">5.48</text:span><text:span text:style-name="T11">‰</text:span><text:span text:style-name="T11">，再其次為高雄縣5.81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10月</text:span><text:span text:style-name="T1">人口死亡數為11,469人，平均約每3.9分鐘死亡一個人；折合年粗死亡率為5.83</text:span><text:span text:style-name="T1">‰</text:span><text:span text:style-name="T1">，較上年同月減少0.02個千分點。就縣市別言，粗死亡率最高為臺東縣之9.94</text:span><text:span text:style-name="T1">‰</text:span><text:span text:style-name="T1">，其次為澎湖縣9.14</text:span><text:span text:style-name="T1">‰</text:span><text:span text:style-name="T1">，再其次為花蓮縣8.85</text:span><text:span text:style-name="T1">‰</text:span><text:span text:style-name="T1">；最低為新竹市4.37</text:span><text:span text:style-name="T1">‰</text:span><text:span text:style-name="T1">，其次為臺中市4.43</text:span><text:span text:style-name="T1">‰</text:span><text:span text:style-name="T1">，再其次為臺北縣4.45</text:span><text:span text:style-name="T1">‰</text:span><text:span text:style-name="T1">。</text:span></text:p>
      <text:p text:style-name="P2"><text:span text:style-name="T1">六、</text:span><text:span text:style-name="T1">99年10月</text:span><text:span text:style-name="T1">結婚對數為</text:span><text:span text:style-name="T4">12,807</text:span><text:span text:style-name="T1">對，折合年粗結婚率為6.51</text:span><text:span text:style-name="T1">‰</text:span><text:span text:style-name="T1">，較上年同月增加0.74個千分點。就縣市別言，粗結婚率最高為新竹市8.15</text:span><text:span text:style-name="T1">‰</text:span><text:span text:style-name="T1">，其次為新竹縣8.11</text:span><text:span text:style-name="T1">‰</text:span><text:span text:style-name="T1">，再其次為臺北市7.75</text:span><text:span text:style-name="T1">‰</text:span><text:span text:style-name="T1">；最低為連江縣1.18</text:span><text:span text:style-name="T1">‰</text:span><text:span text:style-name="T1">，其次為澎湖縣4.02</text:span><text:span text:style-name="T1">‰</text:span><text:span text:style-name="T1">，再其次為嘉義縣4.33</text:span><text:span text:style-name="T1">‰</text:span><text:span text:style-name="T1">。</text:span></text:p>
      <text:p text:style-name="P3"><text:span text:style-name="T1">七、</text:span><text:span text:style-name="T1">99年10月</text:span><text:span text:style-name="T1">離婚對數為4,853對，折合年粗離婚率為2.47</text:span><text:span text:style-name="T1">‰</text:span><text:span text:style-name="T1">，較上年同月增加0.02個千分點。就縣市別言，粗離婚率最高為花蓮縣3.85</text:span><text:span text:style-name="T1">‰</text:span><text:span text:style-name="T1">，其次為基隆市3.12</text:span><text:span text:style-name="T1">‰</text:span><text:span text:style-name="T1">，再其次為臺中市2.97</text:span><text:span text:style-name="T1">‰</text:span><text:span text:style-name="T1">；最低為金門縣0.86</text:span><text:span text:style-name="T1">‰</text:span><text:span text:style-name="T1">，其次為彰化縣1.95</text:span><text:span text:style-name="T1">‰</text:span><text:span text:style-name="T1">，再其次為臺東縣1.99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10月底</text:span><text:span text:style-name="T1">原住民人口數為511,567人，較上年同月增加8,308人，占總人口比率2.21%。就縣市別言，原住民人口數最多為花蓮縣90</text:span><text:span text:style-name="T1">,</text:span><text:span text:style-name="T1">947人，占原住民總人口數17.78%，其次為臺東縣80,141人，占15.67%，再其次為桃園縣</text:span><text:span text:style-name="T1">5</text:span><text:span text:style-name="T1">9</text:span><text:span text:style-name="T1">,</text:span><text:span text:style-name="T1">178人，占</text:span><text:span text:style-name="T1">1</text:span><text:span text:style-name="T1">1</text:span><text:span text:style-name="T1">.</text:span><text:span text:style-name="T1">57%；最少為連江縣僅124人，其次為澎湖縣292人，再其次為金門縣478人。</text:span></text:p>
      <text:p text:style-name="P3"><text:span text:style-name="T1">九、</text:span><text:span text:style-name="T1">99年10月底</text:span><text:span text:style-name="T1">0</text:span><text:span text:style-name="T6">至</text:span><text:span text:style-name="T1">14歲人口數為3,651,376人，占總人口比率15.77%；15</text:span><text:span text:style-name="T6">至</text:span><text:span text:style-name="T1">64歲人口數為17,018,898人，占73.51</text:span><text:span text:style-name="T3">%</text:span><text:span text:style-name="T7">；</text:span><text:span text:style-name="T1">65歲以上人口數為2,480,649人，占10.72</text:span><text:span text:style-name="T3">%</text:span><text:span text:style-name="T7">；至於20歲以上</text:span><text:span text:style-name="T1">人口數則為17,893,046人，占77.29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9.23</text:span><text:span text:style-name="T3">%</text:span><text:span text:style-name="T1">，最低為金門縣13.27</text:span><text:span text:style-name="T3">%</text:span><text:span text:style-name="T7">；</text:span><text:span text:style-name="T1">15</text:span><text:span text:style-name="T6">至</text:span><text:span text:style-name="T1">64歲人口比率最高為臺北縣76.60%</text:span><text:span text:style-name="T7">，</text:span><text:span text:style-name="T1">最低為雲林縣69.66</text:span><text:span text:style-name="T3">%</text:span><text:span text:style-name="T7">；</text:span><text:span text:style-name="T1">65歲以上人口比率最高為嘉義縣15.65</text:span><text:span text:style-name="T3">%</text:span><text:span text:style-name="T7">，</text:span><text:span text:style-name="T1">最低為桃園縣8.21</text:span><text:span text:style-name="T3">%</text:span><text:span text:style-name="T7">；至於20歲以上</text:span><text:span text:style-name="T1">人口比率最高則為金門縣80.17</text:span><text:span text:style-name="T3">%</text:span><text:span text:style-name="T7">，</text:span><text:span text:style-name="T1">最低為新竹縣73.72</text:span><text:span text:style-name="T3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